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1187in" text:min-label-width="0in" text:list-level-position-and-space-mode="label-alignment">
          <style:list-level-label-alignment text:label-followed-by="listtab" fo:margin-left="0.1187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8125in" text:min-label-width="0in" text:list-level-position-and-space-mode="label-alignment">
          <style:list-level-label-alignment text:label-followed-by="listtab" fo:margin-left="0.8125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3125in" text:min-label-width="0in" text:list-level-position-and-space-mode="label-alignment">
          <style:list-level-label-alignment text:label-followed-by="listtab" fo:margin-left="1.3125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8125in" text:min-label-width="0in" text:list-level-position-and-space-mode="label-alignment">
          <style:list-level-label-alignment text:label-followed-by="listtab" fo:margin-left="1.8125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3125in" text:min-label-width="0in" text:list-level-position-and-space-mode="label-alignment">
          <style:list-level-label-alignment text:label-followed-by="listtab" fo:margin-left="2.3125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2.8125in" text:min-label-width="0in" text:list-level-position-and-space-mode="label-alignment">
          <style:list-level-label-alignment text:label-followed-by="listtab" fo:margin-left="2.8125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3125in" text:min-label-width="0in" text:list-level-position-and-space-mode="label-alignment">
          <style:list-level-label-alignment text:label-followed-by="listtab" fo:margin-left="3.312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8125in" text:min-label-width="0in" text:list-level-position-and-space-mode="label-alignment">
          <style:list-level-label-alignment text:label-followed-by="listtab" fo:margin-left="3.8125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3125in" text:min-label-width="0in" text:list-level-position-and-space-mode="label-alignment">
          <style:list-level-label-alignment text:label-followed-by="listtab" fo:margin-left="4.3125in" fo:text-indent="0in"/>
        </style:list-level-properties>
        <style:text-properties style:font-name="Arial"/>
      </text:list-level-style-bullet>
    </text:list-style>
    <style:style style:name="P1" style:parent-style-name="Normal" style:master-page-name="MP0" style:family="paragraph">
      <style:paragraph-properties fo:break-before="page" fo:margin-bottom="0in" fo:margin-left="-1in" fo:margin-right="16.2222in">
        <style:tab-stops/>
      </style:paragraph-properties>
    </style:style>
    <style:style style:name="T2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3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4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5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6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7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8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9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10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11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12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13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14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15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16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17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18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19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20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21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22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23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24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25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26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27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28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29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30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31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32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33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34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35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36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37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38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39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40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41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42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43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44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45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46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47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48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49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50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ableColumn52" style:family="table-column">
      <style:table-column-properties style:column-width="3.0486in"/>
    </style:style>
    <style:style style:name="TableColumn53" style:family="table-column">
      <style:table-column-properties style:column-width="13.6006in"/>
    </style:style>
    <style:style style:name="Table51" style:family="table">
      <style:table-properties style:width="16.6458in" fo:margin-left="-0.7152in" table:align="left"/>
    </style:style>
    <style:style style:name="TableRow54" style:family="table-row">
      <style:table-row-properties style:min-row-height="9.5625in"/>
    </style:style>
    <style:style style:name="TableCell55" style:family="table-cell">
      <style:table-cell-properties fo:border="none" style:writing-mode="lr-tb" fo:padding-top="0in" fo:padding-left="0in" fo:padding-bottom="0in" fo:padding-right="0in"/>
    </style:style>
    <style:style style:name="P56" style:parent-style-name="Normal" style:family="paragraph">
      <style:paragraph-properties fo:margin-bottom="0in" fo:margin-left="-0.2847in" fo:margin-right="0.1493in">
        <style:tab-stops/>
      </style:paragraph-properties>
    </style:style>
    <style:style style:name="TableColumn58" style:family="table-column">
      <style:table-column-properties style:column-width="2.8958in"/>
    </style:style>
    <style:style style:name="Table57" style:family="table">
      <style:table-properties style:width="2.8958in" fo:margin-left="0in" table:align="left"/>
    </style:style>
    <style:style style:name="TableRow59" style:family="table-row">
      <style:table-row-properties style:min-row-height="0.3256in"/>
    </style:style>
    <style:style style:name="TableCell60" style:family="table-cell">
      <style:table-cell-properties fo:border="0.0138in solid #000000" style:writing-mode="lr-tb" fo:padding-top="0.068in" fo:padding-left="0.0625in" fo:padding-bottom="0in" fo:padding-right="0.0798in"/>
    </style:style>
    <style:style style:name="P61" style:parent-style-name="Normal" style:family="paragraph">
      <style:paragraph-properties fo:text-align="center" fo:margin-bottom="0in" fo:margin-left="0.0173in">
        <style:tab-stops/>
      </style:paragraph-properties>
    </style:style>
    <style:style style:name="T62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ableRow63" style:family="table-row">
      <style:table-row-properties style:min-row-height="0.7645in"/>
    </style:style>
    <style:style style:name="TableCell64" style:family="table-cell">
      <style:table-cell-properties fo:border="0.0138in solid #000000" style:writing-mode="lr-tb" fo:padding-top="0.068in" fo:padding-left="0.0625in" fo:padding-bottom="0in" fo:padding-right="0.0798in"/>
    </style:style>
    <style:style style:name="P65" style:parent-style-name="Normal" style:family="paragraph">
      <style:paragraph-properties fo:margin-bottom="0in" fo:margin-right="0.6138in"/>
    </style:style>
    <style:style style:name="T66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ableCell67" style:family="table-cell">
      <style:table-cell-properties fo:border="none" style:writing-mode="lr-tb" fo:padding-top="0in" fo:padding-left="0in" fo:padding-bottom="0in" fo:padding-right="0in"/>
    </style:style>
    <style:style style:name="P68" style:parent-style-name="Normal" style:family="paragraph">
      <style:paragraph-properties fo:margin-bottom="0in" fo:margin-left="0.1493in">
        <style:tab-stops/>
      </style:paragraph-properties>
    </style:style>
    <style:style style:name="T69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70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71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72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73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74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75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76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77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78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79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80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81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82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83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84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85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86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87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88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89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90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91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92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93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94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95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96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97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98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99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100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101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102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103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104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105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106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107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108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ableRow109" style:family="table-row">
      <style:table-row-properties style:min-row-height="3.3125in"/>
    </style:style>
    <style:style style:name="TableCell110" style:family="table-cell">
      <style:table-cell-properties fo:border="none" style:writing-mode="lr-tb" fo:padding-top="0in" fo:padding-left="0in" fo:padding-bottom="0in" fo:padding-right="0in"/>
    </style:style>
    <style:style style:name="P111" style:parent-style-name="Normal" style:family="paragraph">
      <style:paragraph-properties fo:margin-bottom="0in" fo:margin-left="-0.2847in" fo:margin-right="2.0243in">
        <style:tab-stops/>
      </style:paragraph-properties>
    </style:style>
    <style:style style:name="TableColumn113" style:family="table-column">
      <style:table-column-properties style:column-width="3.0347in"/>
    </style:style>
    <style:style style:name="Table112" style:family="table">
      <style:table-properties style:width="3.0347in" fo:margin-left="0in" table:align="left"/>
    </style:style>
    <style:style style:name="TableRow114" style:family="table-row">
      <style:table-row-properties style:min-row-height="0.3256in"/>
    </style:style>
    <style:style style:name="TableCell115" style:family="table-cell">
      <style:table-cell-properties fo:border="0.0138in solid #000000" style:writing-mode="lr-tb" fo:padding-top="0.068in" fo:padding-left="0.0625in" fo:padding-bottom="0in" fo:padding-right="0.0798in"/>
    </style:style>
    <style:style style:name="P116" style:parent-style-name="Normal" style:family="paragraph">
      <style:paragraph-properties fo:text-align="center" fo:margin-bottom="0in" fo:margin-right="0.0013in"/>
    </style:style>
    <style:style style:name="T117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ableRow118" style:family="table-row">
      <style:table-row-properties style:min-row-height="2.0145in"/>
    </style:style>
    <style:style style:name="TableCell119" style:family="table-cell">
      <style:table-cell-properties fo:border="0.0138in solid #000000" style:writing-mode="lr-tb" fo:padding-top="0.068in" fo:padding-left="0.0625in" fo:padding-bottom="0in" fo:padding-right="0.0798in"/>
    </style:style>
    <style:style style:name="P120" style:parent-style-name="Normal" style:list-style-name="LFO1" style:family="paragraph">
      <style:paragraph-properties fo:margin-bottom="0in" fo:text-indent="-0.1187in"/>
    </style:style>
    <style:style style:name="T121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P122" style:parent-style-name="Normal" style:list-style-name="LFO1" style:family="paragraph">
      <style:paragraph-properties fo:margin-bottom="0in" fo:text-indent="-0.1187in"/>
    </style:style>
    <style:style style:name="T123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P124" style:parent-style-name="Normal" style:list-style-name="LFO1" style:family="paragraph">
      <style:paragraph-properties fo:margin-bottom="0in" fo:text-indent="-0.1187in"/>
    </style:style>
    <style:style style:name="T125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P126" style:parent-style-name="Normal" style:list-style-name="LFO1" style:family="paragraph">
      <style:paragraph-properties fo:margin-bottom="0in" fo:text-indent="-0.1187in"/>
    </style:style>
    <style:style style:name="T127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P128" style:parent-style-name="Normal" style:list-style-name="LFO1" style:family="paragraph">
      <style:paragraph-properties fo:margin-bottom="0in" fo:text-indent="-0.1187in"/>
    </style:style>
    <style:style style:name="T129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P130" style:parent-style-name="Normal" style:list-style-name="LFO1" style:family="paragraph">
      <style:paragraph-properties fo:margin-bottom="0in" fo:text-indent="-0.1187in"/>
    </style:style>
    <style:style style:name="T131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P132" style:parent-style-name="Normal" style:list-style-name="LFO1" style:family="paragraph">
      <style:paragraph-properties fo:margin-bottom="0in" fo:text-indent="-0.1187in"/>
    </style:style>
    <style:style style:name="T133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P134" style:parent-style-name="Normal" style:list-style-name="LFO1" style:family="paragraph">
      <style:paragraph-properties fo:margin-bottom="0in" fo:text-indent="-0.1187in"/>
    </style:style>
    <style:style style:name="T135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ableCell136" style:family="table-cell">
      <style:table-cell-properties fo:border="none" style:writing-mode="lr-tb" fo:padding-top="0in" fo:padding-left="0in" fo:padding-bottom="0in" fo:padding-right="0in"/>
    </style:style>
    <style:style style:name="P137" style:parent-style-name="Normal" style:family="paragraph">
      <style:paragraph-properties fo:margin-bottom="0in" fo:margin-left="-5.3437in" fo:margin-right="9.5694in">
        <style:tab-stops/>
      </style:paragraph-properties>
    </style:style>
    <style:style style:name="TableColumn139" style:family="table-column">
      <style:table-column-properties style:column-width="2.2013in"/>
    </style:style>
    <style:style style:name="Table138" style:family="table">
      <style:table-properties style:width="2.2013in" fo:margin-left="2.0243in" table:align="left"/>
    </style:style>
    <style:style style:name="TableRow140" style:family="table-row">
      <style:table-row-properties style:min-row-height="0.5479in"/>
    </style:style>
    <style:style style:name="TableCell141" style:family="table-cell">
      <style:table-cell-properties fo:border="0.0138in solid #000000" style:writing-mode="lr-tb" fo:padding-top="0.1027in" fo:padding-left="0.0625in" fo:padding-bottom="0in" fo:padding-right="0.0798in"/>
    </style:style>
    <style:style style:name="P142" style:parent-style-name="Normal" style:family="paragraph">
      <style:paragraph-properties fo:text-align="center" fo:margin-bottom="0in"/>
    </style:style>
    <style:style style:name="T143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ableRow144" style:family="table-row">
      <style:table-row-properties style:min-row-height="1.3756in"/>
    </style:style>
    <style:style style:name="TableCell145" style:family="table-cell">
      <style:table-cell-properties fo:border="0.0138in solid #000000" style:writing-mode="lr-tb" fo:padding-top="0.1027in" fo:padding-left="0.0625in" fo:padding-bottom="0in" fo:padding-right="0.0798in"/>
    </style:style>
    <style:style style:name="P146" style:parent-style-name="Normal" style:family="paragraph">
      <style:paragraph-properties fo:margin-bottom="0in"/>
    </style:style>
    <style:style style:name="T147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P148" style:parent-style-name="Normal" style:family="paragraph">
      <style:paragraph-properties fo:margin-bottom="0in"/>
    </style:style>
    <style:style style:name="T149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P150" style:parent-style-name="Normal" style:family="paragraph">
      <style:paragraph-properties fo:margin-bottom="0in"/>
    </style:style>
    <style:style style:name="T151" style:parent-style-name="Policepardéfaut" style:family="text">
      <style:text-properties style:font-name="Arial" style:font-name-asian="Arial" style:font-name-complex="Arial" fo:font-size="14pt" style:font-size-asian="14pt"/>
    </style:style>
    <style:style style:name="TableColumn153" style:family="table-column">
      <style:table-column-properties style:column-width="1.6444in"/>
    </style:style>
    <style:style style:name="TableColumn154" style:family="table-column">
      <style:table-column-properties style:column-width="3.509in"/>
    </style:style>
    <style:style style:name="TableColumn155" style:family="table-column">
      <style:table-column-properties style:column-width="1.1395in"/>
    </style:style>
    <style:style style:name="Table152" style:family="table">
      <style:table-properties style:width="6.293in" fo:margin-left="0in" table:align="left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/>
      <style:text-properties fo:font-weight="bold" style:font-weight-asian="bold" fo:font-size="16pt" style:font-size-asian="16pt" style:language-asian="en" style:country-asian="US"/>
    </style:style>
    <style:style style:name="TableCell159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/>
      <style:text-properties fo:font-weight="bold" style:font-weight-asian="bold" fo:font-size="16pt" style:font-size-asian="16pt" style:language-asian="en" style:country-asian="US"/>
    </style:style>
    <style:style style:name="TableCell16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/>
      <style:text-properties fo:font-weight="bold" style:font-weight-asian="bold" fo:font-size="16pt" style:font-size-asian="16pt" style:language-asian="en" style:country-asian="US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/>
      <style:text-properties fo:font-size="12pt" style:font-size-asian="12pt" style:language-asian="en" style:country-asian="US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/>
      <style:text-properties fo:font-size="12pt" style:font-size-asian="12pt" style:language-asian="en" style:country-asian="US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/>
      <style:text-properties fo:font-size="12pt" style:font-size-asian="12pt" style:language-asian="en" style:country-asian="US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/>
      <style:text-properties fo:font-size="12pt" style:font-size-asian="12pt" style:language-asian="en" style:country-asian="US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/>
    </style:style>
    <style:style style:name="T196" style:parent-style-name="Policepardéfaut" style:family="text">
      <style:text-properties fo:font-size="12pt" style:font-size-asian="12pt" style:language-asian="en" style:country-asian="US"/>
    </style:style>
    <style:style style:name="T197" style:parent-style-name="Policepardéfaut" style:family="text">
      <style:text-properties fo:font-weight="bold" style:font-weight-asian="bold" fo:font-size="12pt" style:font-size-asian="12pt" style:language-asian="en" style:country-asian="US"/>
    </style:style>
    <style:style style:name="T198" style:parent-style-name="Policepardéfaut" style:family="text">
      <style:text-properties fo:font-size="12pt" style:font-size-asian="12pt" style:language-asian="en" style:country-asian="US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/>
    </style:style>
    <style:style style:name="T206" style:parent-style-name="Policepardéfaut" style:family="text">
      <style:text-properties fo:font-size="12pt" style:font-size-asian="12pt" style:language-asian="en" style:country-asian="US"/>
    </style:style>
    <style:style style:name="T207" style:parent-style-name="Policepardéfaut" style:family="text">
      <style:text-properties fo:font-weight="bold" style:font-weight-asian="bold" style:font-weight-complex="bold" fo:font-size="12pt" style:font-size-asian="12pt" style:language-asian="en" style:country-asian="US"/>
    </style:style>
    <style:style style:name="T208" style:parent-style-name="Policepardéfaut" style:family="text">
      <style:text-properties fo:font-size="12pt" style:font-size-asian="12pt" style:language-asian="en" style:country-asian="US"/>
    </style:style>
    <style:style style:name="T209" style:parent-style-name="Policepardéfaut" style:family="text">
      <style:text-properties fo:font-weight="bold" style:font-weight-asian="bold" style:font-weight-complex="bold" fo:font-size="12pt" style:font-size-asian="12pt" style:language-asian="en" style:country-asian="US"/>
    </style:style>
    <style:style style:name="T210" style:parent-style-name="Policepardéfaut" style:family="text">
      <style:text-properties fo:font-size="12pt" style:font-size-asian="12pt" style:language-asian="en" style:country-asian="US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/>
    </style:style>
    <style:style style:name="T218" style:parent-style-name="Policepardéfaut" style:family="text">
      <style:text-properties fo:font-size="12pt" style:font-size-asian="12pt" style:language-asian="en" style:country-asian="US"/>
    </style:style>
    <style:style style:name="T219" style:parent-style-name="Policepardéfaut" style:family="text">
      <style:text-properties fo:font-weight="bold" style:font-weight-asian="bold" fo:font-size="12pt" style:font-size-asian="12pt" style:language-asian="en" style:country-asian="US"/>
    </style:style>
    <style:style style:name="T220" style:parent-style-name="Policepardéfaut" style:family="text">
      <style:text-properties fo:font-size="12pt" style:font-size-asian="12pt" style:language-asian="en" style:country-asian="US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/>
    </style:style>
    <style:style style:name="T228" style:parent-style-name="Policepardéfaut" style:family="text">
      <style:text-properties fo:font-size="12pt" style:font-size-asian="12pt" style:language-asian="en" style:country-asian="US"/>
    </style:style>
    <style:style style:name="T229" style:parent-style-name="Policepardéfaut" style:family="text">
      <style:text-properties fo:font-weight="bold" style:font-weight-asian="bold" style:font-weight-complex="bold" fo:font-size="12pt" style:font-size-asian="12pt" style:language-asian="en" style:country-asian="US"/>
    </style:style>
    <style:style style:name="T230" style:parent-style-name="Policepardéfaut" style:family="text">
      <style:text-properties fo:font-size="12pt" style:font-size-asian="12pt" style:language-asian="en" style:country-asian="US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/>
    </style:style>
    <style:style style:name="T238" style:parent-style-name="Policepardéfaut" style:family="text">
      <style:text-properties fo:font-size="12pt" style:font-size-asian="12pt" style:language-asian="en" style:country-asian="US"/>
    </style:style>
    <style:style style:name="T239" style:parent-style-name="Policepardéfaut" style:family="text">
      <style:text-properties fo:font-weight="bold" style:font-weight-asian="bold" fo:font-size="12pt" style:font-size-asian="12pt" style:language-asian="en" style:country-asian="US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/>
    </style:style>
    <style:style style:name="T247" style:parent-style-name="Policepardéfaut" style:family="text">
      <style:text-properties fo:font-size="12pt" style:font-size-asian="12pt" style:language-asian="en" style:country-asian="US"/>
    </style:style>
    <style:style style:name="T248" style:parent-style-name="Policepardéfaut" style:family="text">
      <style:text-properties fo:font-weight="bold" style:font-weight-asian="bold" fo:font-size="12pt" style:font-size-asian="12pt" style:language-asian="en" style:country-asian="US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/>
    </style:style>
    <style:style style:name="T256" style:parent-style-name="Policepardéfaut" style:family="text">
      <style:text-properties fo:font-size="12pt" style:font-size-asian="12pt" style:language-asian="en" style:country-asian="US"/>
    </style:style>
    <style:style style:name="T257" style:parent-style-name="Policepardéfaut" style:family="text">
      <style:text-properties fo:font-weight="bold" style:font-weight-asian="bold" fo:font-size="12pt" style:font-size-asian="12pt" style:language-asian="en" style:country-asian="US"/>
    </style:style>
    <style:style style:name="T258" style:parent-style-name="Policepardéfaut" style:family="text">
      <style:text-properties fo:font-size="12pt" style:font-size-asian="12pt" style:language-asian="en" style:country-asian="US"/>
    </style:style>
    <style:style style:name="T259" style:parent-style-name="Policepardéfaut" style:family="text">
      <style:text-properties fo:font-weight="bold" style:font-weight-asian="bold" fo:font-size="12pt" style:font-size-asian="12pt" style:language-asian="en" style:country-asian="US"/>
    </style:style>
    <style:style style:name="T260" style:parent-style-name="Policepardéfaut" style:family="text">
      <style:text-properties fo:font-size="12pt" style:font-size-asian="12pt" style:language-asian="en" style:country-asian="US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text-align="center"/>
      <style:text-properties fo:font-size="12pt" style:font-size-asian="12pt" style:language-asian="en" style:country-asian="US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/>
    </style:style>
    <style:style style:name="T275" style:parent-style-name="Policepardéfaut" style:family="text">
      <style:text-properties fo:font-size="12pt" style:font-size-asian="12pt" style:language-asian="en" style:country-asian="US"/>
    </style:style>
    <style:style style:name="T276" style:parent-style-name="Policepardéfaut" style:family="text">
      <style:text-properties fo:font-weight="bold" style:font-weight-asian="bold" fo:font-size="12pt" style:font-size-asian="12pt" style:language-asian="en" style:country-asian="US"/>
    </style:style>
    <style:style style:name="T277" style:parent-style-name="Policepardéfaut" style:family="text">
      <style:text-properties fo:font-size="12pt" style:font-size-asian="12pt" style:language-asian="en" style:country-asian="US"/>
    </style:style>
    <style:style style:name="T278" style:parent-style-name="Policepardéfaut" style:family="text">
      <style:text-properties fo:font-weight="bold" style:font-weight-asian="bold" fo:font-size="12pt" style:font-size-asian="12pt" style:language-asian="en" style:country-asian="US"/>
    </style:style>
    <style:style style:name="T279" style:parent-style-name="Policepardéfaut" style:family="text">
      <style:text-properties fo:font-size="12pt" style:font-size-asian="12pt" style:language-asian="en" style:country-asian="US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/>
      <style:text-properties fo:font-size="12pt" style:font-size-asian="12pt" style:language-asian="en" style:country-asian="US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/>
    </style:style>
    <style:style style:name="T294" style:parent-style-name="Policepardéfaut" style:family="text">
      <style:text-properties fo:font-size="12pt" style:font-size-asian="12pt" style:language-asian="en" style:country-asian="US"/>
    </style:style>
    <style:style style:name="T295" style:parent-style-name="Policepardéfaut" style:family="text">
      <style:text-properties fo:font-weight="bold" style:font-weight-asian="bold" fo:font-size="12pt" style:font-size-asian="12pt" style:language-asian="en" style:country-asian="US"/>
    </style:style>
    <style:style style:name="T296" style:parent-style-name="Policepardéfaut" style:family="text">
      <style:text-properties fo:font-size="12pt" style:font-size-asian="12pt" style:language-asian="en" style:country-asian="US"/>
    </style:style>
    <style:style style:name="T297" style:parent-style-name="Policepardéfaut" style:family="text">
      <style:text-properties fo:font-weight="bold" style:font-weight-asian="bold" fo:font-size="12pt" style:font-size-asian="12pt" style:language-asian="en" style:country-asian="US"/>
    </style:style>
    <style:style style:name="T298" style:parent-style-name="Policepardéfaut" style:family="text">
      <style:text-properties fo:font-size="12pt" style:font-size-asian="12pt" style:language-asian="en" style:country-asian="US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/>
    </style:style>
    <style:style style:name="T306" style:parent-style-name="Policepardéfaut" style:family="text">
      <style:text-properties fo:font-size="12pt" style:font-size-asian="12pt" style:language-asian="en" style:country-asian="US"/>
    </style:style>
    <style:style style:name="T307" style:parent-style-name="Policepardéfaut" style:family="text">
      <style:text-properties fo:font-weight="bold" style:font-weight-asian="bold" fo:font-size="12pt" style:font-size-asian="12pt" style:language-asian="en" style:country-asian="US"/>
    </style:style>
    <style:style style:name="T308" style:parent-style-name="Policepardéfaut" style:family="text">
      <style:text-properties style:font-weight-complex="bold" fo:font-size="12pt" style:font-size-asian="12pt" style:language-asian="en" style:country-asian="US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center"/>
      <style:text-properties fo:font-size="12pt" style:font-size-asian="12pt" style:language-asian="en" style:country-asian="US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/>
    </style:style>
    <style:style style:name="T323" style:parent-style-name="Policepardéfaut" style:family="text">
      <style:text-properties fo:font-size="12pt" style:font-size-asian="12pt" style:language-asian="en" style:country-asian="US"/>
    </style:style>
    <style:style style:name="T324" style:parent-style-name="Policepardéfaut" style:family="text">
      <style:text-properties fo:font-weight="bold" style:font-weight-asian="bold" style:font-weight-complex="bold" fo:font-size="12pt" style:font-size-asian="12pt" style:language-asian="en" style:country-asian="US"/>
    </style:style>
    <style:style style:name="T325" style:parent-style-name="Policepardéfaut" style:family="text">
      <style:text-properties fo:font-size="12pt" style:font-size-asian="12pt" style:language-asian="en" style:country-asian="US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/>
    </style:style>
    <style:style style:name="T333" style:parent-style-name="Policepardéfaut" style:family="text">
      <style:text-properties fo:font-size="12pt" style:font-size-asian="12pt" style:language-asian="en" style:country-asian="US"/>
    </style:style>
    <style:style style:name="T334" style:parent-style-name="Policepardéfaut" style:family="text">
      <style:text-properties fo:font-weight="bold" style:font-weight-asian="bold" fo:font-size="12pt" style:font-size-asian="12pt" style:language-asian="en" style:country-asian="US"/>
    </style:style>
    <style:style style:name="T335" style:parent-style-name="Policepardéfaut" style:family="text">
      <style:text-properties fo:font-size="12pt" style:font-size-asian="12pt" style:language-asian="en" style:country-asian="US"/>
    </style:style>
    <style:style style:name="T336" style:parent-style-name="Policepardéfaut" style:family="text">
      <style:text-properties fo:font-weight="bold" style:font-weight-asian="bold" fo:font-size="12pt" style:font-size-asian="12pt" style:language-asian="en" style:country-asian="US"/>
    </style:style>
    <style:style style:name="T337" style:parent-style-name="Policepardéfaut" style:family="text">
      <style:text-properties fo:font-size="12pt" style:font-size-asian="12pt" style:language-asian="en" style:country-asian="US"/>
    </style:style>
    <style:style style:name="T338" style:parent-style-name="Policepardéfaut" style:family="text">
      <style:text-properties fo:font-weight="bold" style:font-weight-asian="bold" fo:font-size="12pt" style:font-size-asian="12pt" style:language-asian="en" style:country-asian="US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/>
      <style:text-properties fo:font-size="12pt" style:font-size-asian="12pt" style:language-asian="en" style:country-asian="US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center"/>
      <style:text-properties fo:font-size="12pt" style:font-size-asian="12pt" style:language-asian="en" style:country-asian="US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/>
      <style:text-properties fo:font-size="12pt" style:font-size-asian="12pt" style:language-asian="en" style:country-asian="US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center"/>
    </style:style>
    <style:style style:name="T367" style:parent-style-name="Policepardéfaut" style:family="text">
      <style:text-properties fo:font-size="12pt" style:font-size-asian="12pt" style:language-asian="en" style:country-asian="US"/>
    </style:style>
    <style:style style:name="T368" style:parent-style-name="Policepardéfaut" style:family="text">
      <style:text-properties fo:font-weight="bold" style:font-weight-asian="bold" style:font-weight-complex="bold" fo:font-size="12pt" style:font-size-asian="12pt" style:language-asian="en" style:country-asian="US"/>
    </style:style>
    <style:style style:name="T369" style:parent-style-name="Policepardéfaut" style:family="text">
      <style:text-properties fo:font-size="12pt" style:font-size-asian="12pt" style:language-asian="en" style:country-asian="US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372" style:family="table-row">
      <style:table-row-properties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center"/>
    </style:style>
    <style:style style:name="T377" style:parent-style-name="Policepardéfaut" style:family="text">
      <style:text-properties fo:font-size="12pt" style:font-size-asian="12pt" style:language-asian="en" style:country-asian="US"/>
    </style:style>
    <style:style style:name="T378" style:parent-style-name="Policepardéfaut" style:family="text">
      <style:text-properties fo:font-weight="bold" style:font-weight-asian="bold" style:font-weight-complex="bold" fo:font-size="12pt" style:font-size-asian="12pt" style:language-asian="en" style:country-asian="US"/>
    </style:style>
    <style:style style:name="T379" style:parent-style-name="Policepardéfaut" style:family="text">
      <style:text-properties fo:font-size="12pt" style:font-size-asian="12pt" style:language-asian="en" style:country-asian="US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center"/>
    </style:style>
    <style:style style:name="T387" style:parent-style-name="Policepardéfaut" style:family="text">
      <style:text-properties fo:font-size="12pt" style:font-size-asian="12pt" style:language-asian="en" style:country-asian="US"/>
    </style:style>
    <style:style style:name="T388" style:parent-style-name="Policepardéfaut" style:family="text">
      <style:text-properties fo:font-weight="bold" style:font-weight-asian="bold" style:font-weight-complex="bold" fo:font-size="12pt" style:font-size-asian="12pt" style:language-asian="en" style:country-asian="US"/>
    </style:style>
    <style:style style:name="T389" style:parent-style-name="Policepardéfaut" style:family="text">
      <style:text-properties fo:font-size="12pt" style:font-size-asian="12pt" style:language-asian="en" style:country-asian="US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text-align="center"/>
      <style:text-properties fo:font-weight="bold" style:font-weight-asian="bold" fo:font-size="12pt" style:font-size-asian="12pt" style:language-asian="en" style:country-asian="US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5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6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8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70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71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72">
      <style:graphic-properties draw:fill="solid" draw:fill-color="#ffffff" draw:opacity="100%" draw:stroke="none"/>
    </style:style>
    <style:style style:family="graphic" style:name="a173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74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75">
      <style:graphic-properties draw:fill="solid" draw:fill-color="#ffffff" draw:opacity="100%" draw:stroke="none"/>
    </style:style>
    <style:style style:family="graphic" style:name="a81">
      <style:graphic-properties draw:fill="none" draw:stroke="dash" draw:stroke-dash="a80" svg:stroke-width="0.01389in" svg:stroke-color="#000000" svg:stroke-opacity="100%" draw:stroke-linejoin="miter" svg:stroke-linecap="butt"/>
    </style:style>
    <style:style style:family="graphic" style:name="a176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77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83">
      <style:graphic-properties draw:fill="none" draw:stroke="dash" draw:stroke-dash="a82" svg:stroke-width="0.01389in" svg:stroke-color="#000000" svg:stroke-opacity="100%" draw:stroke-linejoin="miter" svg:stroke-linecap="butt"/>
    </style:style>
    <style:style style:family="graphic" style:name="a178">
      <style:graphic-properties draw:fill="solid" draw:fill-color="#ffffff" draw:opacity="100%" draw:stroke="none"/>
    </style:style>
    <style:style style:family="graphic" style:name="a84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79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6">
      <style:graphic-properties style:wrap="parallel" style:wrap-contour="false" style:horizontal-rel="page-content" style:vertical-rel="paragraph" style:horizontal-pos="from-left" style:vertical-pos="from-top"/>
    </style:style>
    <style:style style:family="graphic" style:name="a87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3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34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40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6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0">
      <style:graphic-properties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2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4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7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98">
      <style:graphic-properties draw:fill="solid" draw:fill-color="#0000ff" draw:opacity="49.019%" draw:stroke="none"/>
    </style:style>
    <style:style style:family="graphic" style:name="a99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1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4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4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0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5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04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6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9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1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52">
      <style:graphic-properties draw:fill="solid" draw:fill-color="#ffffff" draw:opacity="100%" draw:stroke="none"/>
    </style:style>
    <style:style style:family="graphic" style:name="a153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54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5">
      <style:graphic-properties draw:fill="solid" draw:fill-color="#ffffff" draw:opacity="100%" draw:stroke="none"/>
    </style:style>
    <style:style style:family="graphic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6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8">
      <style:graphic-properties draw:fill="none" draw:stroke="dash" draw:stroke-dash="a157" svg:stroke-width="0.01389in" svg:stroke-color="#000000" svg:stroke-opacity="100%" draw:stroke-linejoin="miter" svg:stroke-linecap="butt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68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69">
      <style:graphic-properties draw:fill="solid" draw:fill-color="#ffffff" draw:opacity="100%" draw:stroke="non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1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4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20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16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19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25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0">
      <style:graphic-properties draw:fill="none" draw:stroke="dash" draw:stroke-dash="a159" svg:stroke-width="0.01389in" svg:stroke-color="#000000" svg:stroke-opacity="100%" draw:stroke-linejoin="miter" svg:stroke-linecap="butt"/>
    </style:style>
    <style:style style:family="graphic" style:name="a161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62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63">
      <style:graphic-properties draw:fill="solid" draw:fill-color="#ffffff" draw:opacity="100%" draw:stroke="none"/>
    </style:style>
    <style:style style:family="graphic" style:name="a164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70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65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71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66">
      <style:graphic-properties draw:fill="solid" draw:fill-color="#ffffff" draw:opacity="100%" draw:stroke="none"/>
    </style:style>
    <style:style style:family="graphic" style:name="a72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67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73">
      <style:graphic-properties draw:fill="solid" draw:fill-color="#ffffff" draw:opacity="100%" draw:stroke="none"/>
    </style:style>
    <style:style style:family="graphic" style:name="a168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74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69">
      <style:graphic-properties draw:fill="solid" draw:fill-color="#ffffff" draw:opacity="100%" draw:stroke="none"/>
    </style:style>
    <style:style style:family="graphic" style:name="a75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76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77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78">
      <style:graphic-properties draw:fill="solid" draw:fill-color="#ffffff" draw:opacity="100%" draw:stroke="none"/>
    </style:style>
    <style:style style:family="graphic" style:name="a79">
      <style:graphic-properties draw:fill="none" draw:stroke="solid" svg:stroke-width="0.01389in" svg:stroke-color="#000000" svg:stroke-opacity="100%" draw:stroke-linejoin="miter" svg:stroke-linecap="squar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1">
      <style:graphic-properties draw:fill="none" draw:stroke="solid" svg:stroke-width="0.01389in" svg:stroke-color="#000000" svg:stroke-opacity="100%" draw:stroke-linejoin="miter" svg:stroke-linecap="square"/>
    </style:style>
  </office:automatic-styles>
  <office:body>
    <office:text text:use-soft-page-breaks="true">
      <text:p text:style-name="P1"><draw:g draw:z-index="251658240" draw:name="Group 584" draw:id="id84" draw:style-name="a86" text:anchor-type="paragraph"><svg:title/><svg:desc/><draw:custom-shape svg:x="5.12847in" svg:y="7.24792in" svg:width="2.20139in" svg:height="1.78472in" draw:id="id0" draw:style-name="a0" draw:name="Shape 8"><svg:title/><svg:desc/><draw:enhanced-geometry draw:type="non-primitive" svg:viewBox="0 0 2012950 1631950" draw:enhanced-path="M 0 0 L 2012950 0 2012950 1631950 0 16319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12950"/><draw:equation draw:name="f7" draw:formula="?f4 / 1631950"/><draw:equation draw:name="f8" draw:formula="0 / ?f6"/><draw:equation draw:name="f9" draw:formula="2012950 / ?f6"/><draw:equation draw:name="f10" draw:formula="0 / ?f7"/><draw:equation draw:name="f11" draw:formula="1631950 / ?f7"/></draw:enhanced-geometry></draw:custom-shape><draw:custom-shape svg:x="5.74653in" svg:y="7.35094in" svg:width="1.26461in" svg:height="0.23922in" draw:id="id1" draw:style-name="a1" draw:name="Rectangle 3"><svg:title/><svg:desc/><text:p text:style-name="Normal"><text:span text:style-name="T2">CellDégats</text:span></text:p><draw:enhanced-geometry draw:type="non-primitive" svg:viewBox="0 0 21600 21600" draw:enhanced-path="M 0 0 L 21600 0 21600 21600 0 21600 Z N"/></draw:custom-shape><draw:custom-shape svg:x="5.13542in" svg:y="7.57389in" svg:width="2.19444in" svg:height="0in" draw:id="id2" draw:style-name="a2" draw:name="Shape 10"><svg:title/><svg:desc/><draw:enhanced-geometry draw:type="non-primitive" svg:viewBox="0 0 2006600 0" draw:enhanced-path="M 0 0 L 2006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06600"/><draw:equation draw:name="f7" draw:formula="?f4 / 0"/><draw:equation draw:name="f8" draw:formula="0 / ?f6"/><draw:equation draw:name="f9" draw:formula="2006600 / ?f6"/><draw:equation draw:name="f10" draw:formula="0 / ?f7"/></draw:enhanced-geometry></draw:custom-shape><draw:custom-shape svg:x="5.25573in" svg:y="7.64219in" svg:width="1.66758in" svg:height="0.23922in" draw:id="id3" draw:style-name="a3" draw:name="Rectangle 5"><svg:title/><svg:desc/><text:p text:style-name="Normal"><text:span text:style-name="T3"><text:s/>nbDégats : int</text:span></text:p><draw:enhanced-geometry draw:type="non-primitive" svg:viewBox="0 0 21600 21600" draw:enhanced-path="M 0 0 L 21600 0 21600 21600 0 21600 Z N"/></draw:custom-shape><draw:custom-shape svg:x="5.19097in" svg:y="7.64219in" svg:width="0.08612in" svg:height="0.23922in" draw:id="id4" draw:style-name="a4" draw:name="Rectangle 6"><svg:title/><svg:desc/><text:p text:style-name="Normal"><text:span text:style-name="T4">-</text:span></text:p><draw:enhanced-geometry draw:type="non-primitive" svg:viewBox="0 0 21600 21600" draw:enhanced-path="M 0 0 L 21600 0 21600 21600 0 21600 Z N"/></draw:custom-shape><draw:custom-shape svg:x="5.13542in" svg:y="7.86514in" svg:width="2.19444in" svg:height="0in" draw:id="id5" draw:style-name="a5" draw:name="Shape 12"><svg:title/><svg:desc/><draw:enhanced-geometry draw:type="non-primitive" svg:viewBox="0 0 2006600 0" draw:enhanced-path="M 0 0 L 2006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06600"/><draw:equation draw:name="f7" draw:formula="?f4 / 0"/><draw:equation draw:name="f8" draw:formula="0 / ?f6"/><draw:equation draw:name="f9" draw:formula="2006600 / ?f6"/><draw:equation draw:name="f10" draw:formula="0 / ?f7"/></draw:enhanced-geometry></draw:custom-shape><draw:custom-shape svg:x="9.71181in" svg:y="3.08125in" svg:width="0.27778in" svg:height="0.27778in" draw:id="id6" draw:style-name="a6" draw:name="Shape 15"><svg:title/><svg:desc/><draw:enhanced-geometry draw:type="non-primitive" svg:viewBox="0 0 254000 254000" draw:enhanced-path="M 254000 127000 C 254000 197104 197104 254000 127000 254000 56896 254000 0 197104 0 127000 0 56896 56896 0 127000 0 197104 0 254000 56896 254000 127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4000"/><draw:equation draw:name="f7" draw:formula="?f4 / 254000"/><draw:equation draw:name="f8" draw:formula="0 / ?f6"/><draw:equation draw:name="f9" draw:formula="254000 / ?f6"/><draw:equation draw:name="f10" draw:formula="0 / ?f7"/><draw:equation draw:name="f11" draw:formula="254000 / ?f7"/></draw:enhanced-geometry></draw:custom-shape><draw:custom-shape svg:x="9.45486in" svg:y="3.5315in" svg:width="1.00626in" svg:height="0.23922in" draw:id="id7" draw:style-name="a7" draw:name="Rectangle 9"><svg:title/><svg:desc/><text:p text:style-name="Normal"><text:span text:style-name="T5">Interface</text:span></text:p><draw:enhanced-geometry draw:type="non-primitive" svg:viewBox="0 0 21600 21600" draw:enhanced-path="M 0 0 L 21600 0 21600 21600 0 21600 Z N"/></draw:custom-shape><draw:custom-shape svg:x="8.19097in" svg:y="3.75444in" svg:width="3.30556in" svg:height="0in" draw:id="id8" draw:style-name="a8" draw:name="Shape 17"><svg:title/><svg:desc/><draw:enhanced-geometry draw:type="non-primitive" svg:viewBox="0 0 3022600 0" draw:enhanced-path="M 0 0 L 3022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22600"/><draw:equation draw:name="f7" draw:formula="?f4 / 0"/><draw:equation draw:name="f8" draw:formula="0 / ?f6"/><draw:equation draw:name="f9" draw:formula="3022600 / ?f6"/><draw:equation draw:name="f10" draw:formula="0 / ?f7"/></draw:enhanced-geometry></draw:custom-shape><draw:custom-shape svg:x="8.88787in" svg:y="3.82275in" svg:width="2.73081in" svg:height="0.23922in" draw:id="id9" draw:style-name="a9" draw:name="Rectangle 11"><svg:title/><svg:desc/><text:p text:style-name="Normal"><text:span text:style-name="T6"><text:s/>estTraversable() : bool<text:s/></text:span></text:p><draw:enhanced-geometry draw:type="non-primitive" svg:viewBox="0 0 21600 21600" draw:enhanced-path="M 0 0 L 21600 0 21600 21600 0 21600 Z N"/></draw:custom-shape><draw:custom-shape svg:x="8.77431in" svg:y="3.82275in" svg:width="0.15103in" svg:height="0.23922in" draw:id="id10" draw:style-name="a10" draw:name="Rectangle 12"><svg:title/><svg:desc/><text:p text:style-name="Normal"><text:span text:style-name="T7">+</text:span></text:p><draw:enhanced-geometry draw:type="non-primitive" svg:viewBox="0 0 21600 21600" draw:enhanced-path="M 0 0 L 21600 0 21600 21600 0 21600 Z N"/></draw:custom-shape><draw:custom-shape svg:x="8.31597in" svg:y="4.04456in" svg:width="0.15103in" svg:height="0.23922in" draw:id="id11" draw:style-name="a11" draw:name="Rectangle 13"><svg:title/><svg:desc/><text:p text:style-name="Normal"><text:span text:style-name="T8">+</text:span></text:p><draw:enhanced-geometry draw:type="non-primitive" svg:viewBox="0 0 21600 21600" draw:enhanced-path="M 0 0 L 21600 0 21600 21600 0 21600 Z N"/></draw:custom-shape><draw:custom-shape svg:x="8.42954in" svg:y="4.04456in" svg:width="3.95302in" svg:height="0.23922in" draw:id="id12" draw:style-name="a12" draw:name="Rectangle 14"><svg:title/><svg:desc/><text:p text:style-name="Normal"><text:span text:style-name="T9"><text:s/>infligeDegats(int nbDegats) : void<text:s/></text:span></text:p><draw:enhanced-geometry draw:type="non-primitive" svg:viewBox="0 0 21600 21600" draw:enhanced-path="M 0 0 L 21600 0 21600 21600 0 21600 Z N"/></draw:custom-shape><draw:custom-shape svg:x="9.01287in" svg:y="4.26622in" svg:width="2.40035in" svg:height="0.23922in" draw:id="id13" draw:style-name="a13" draw:name="Rectangle 18"><svg:title/><svg:desc/><text:p text:style-name="Normal"><text:span text:style-name="T10"><text:s/>procureSoin() : void<text:s/></text:span></text:p><draw:enhanced-geometry draw:type="non-primitive" svg:viewBox="0 0 21600 21600" draw:enhanced-path="M 0 0 L 21600 0 21600 21600 0 21600 Z N"/></draw:custom-shape><draw:custom-shape svg:x="8.89931in" svg:y="4.26622in" svg:width="0.15103in" svg:height="0.23922in" draw:id="id14" draw:style-name="a14" draw:name="Rectangle 19"><svg:title/><svg:desc/><text:p text:style-name="Normal"><text:span text:style-name="T11">+</text:span></text:p><draw:enhanced-geometry draw:type="non-primitive" svg:viewBox="0 0 21600 21600" draw:enhanced-path="M 0 0 L 21600 0 21600 21600 0 21600 Z N"/></draw:custom-shape><draw:custom-shape svg:x="8.38787in" svg:y="4.48803in" svg:width="3.99583in" svg:height="0.23922in" draw:id="id15" draw:style-name="a15" draw:name="Rectangle 20"><svg:title/><svg:desc/><text:p text:style-name="Normal"><text:span text:style-name="T12"><text:s/>procureObjet(Objet newObj) : void</text:span></text:p><draw:enhanced-geometry draw:type="non-primitive" svg:viewBox="0 0 21600 21600" draw:enhanced-path="M 0 0 L 21600 0 21600 21600 0 21600 Z N"/></draw:custom-shape><draw:custom-shape svg:x="8.27431in" svg:y="4.48803in" svg:width="0.15103in" svg:height="0.23922in" draw:id="id16" draw:style-name="a16" draw:name="Rectangle 24"><svg:title/><svg:desc/><text:p text:style-name="Normal"><text:span text:style-name="T13">+</text:span></text:p><draw:enhanced-geometry draw:type="non-primitive" svg:viewBox="0 0 21600 21600" draw:enhanced-path="M 0 0 L 21600 0 21600 21600 0 21600 Z N"/></draw:custom-shape><draw:custom-shape svg:x="5.26736in" svg:y="4.33125in" svg:width="2.34028in" svg:height="1.78472in" draw:id="id17" draw:style-name="a17" draw:name="Shape 24"><svg:title/><svg:desc/><draw:enhanced-geometry draw:type="non-primitive" svg:viewBox="0 0 2139950 1631950" draw:enhanced-path="M 0 0 L 2139950 0 2139950 1631950 0 16319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39950"/><draw:equation draw:name="f7" draw:formula="?f4 / 1631950"/><draw:equation draw:name="f8" draw:formula="0 / ?f6"/><draw:equation draw:name="f9" draw:formula="2139950 / ?f6"/><draw:equation draw:name="f10" draw:formula="0 / ?f7"/><draw:equation draw:name="f11" draw:formula="1631950 / ?f7"/></draw:enhanced-geometry></draw:custom-shape><draw:custom-shape svg:x="5.74653in" svg:y="4.43428in" svg:width="1.8108in" svg:height="0.23922in" draw:id="id18" draw:style-name="a18" draw:name="Rectangle 33"><svg:title/><svg:desc/><text:p text:style-name="Normal"><text:span text:style-name="T14">CellTraversable</text:span></text:p><draw:enhanced-geometry draw:type="non-primitive" svg:viewBox="0 0 21600 21600" draw:enhanced-path="M 0 0 L 21600 0 21600 21600 0 21600 Z N"/></draw:custom-shape><draw:custom-shape svg:x="5.27431in" svg:y="4.65722in" svg:width="2.33333in" svg:height="0in" draw:id="id19" draw:style-name="a19" draw:name="Shape 26"><svg:title/><svg:desc/><draw:enhanced-geometry draw:type="non-primitive" svg:viewBox="0 0 2133600 0" draw:enhanced-path="M 0 0 L 2133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33600"/><draw:equation draw:name="f7" draw:formula="?f4 / 0"/><draw:equation draw:name="f8" draw:formula="0 / ?f6"/><draw:equation draw:name="f9" draw:formula="2133600 / ?f6"/><draw:equation draw:name="f10" draw:formula="0 / ?f7"/></draw:enhanced-geometry></draw:custom-shape><draw:custom-shape svg:x="5.27431in" svg:y="4.94847in" svg:width="2.33333in" svg:height="0in" draw:id="id20" draw:style-name="a20" draw:name="Shape 27"><svg:title/><svg:desc/><draw:enhanced-geometry draw:type="non-primitive" svg:viewBox="0 0 2133600 0" draw:enhanced-path="M 0 0 L 2133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33600"/><draw:equation draw:name="f7" draw:formula="?f4 / 0"/><draw:equation draw:name="f8" draw:formula="0 / ?f6"/><draw:equation draw:name="f9" draw:formula="2133600 / ?f6"/><draw:equation draw:name="f10" draw:formula="0 / ?f7"/></draw:enhanced-geometry></draw:custom-shape><draw:custom-shape svg:x="1.51736in" svg:y="4.33125in" svg:width="2.47917in" svg:height="1.78472in" draw:id="id21" draw:style-name="a21" draw:name="Shape 30"><svg:title/><svg:desc/><draw:enhanced-geometry draw:type="non-primitive" svg:viewBox="0 0 2266950 1631950" draw:enhanced-path="M 0 0 L 2266950 0 2266950 1631950 0 16319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66950"/><draw:equation draw:name="f7" draw:formula="?f4 / 1631950"/><draw:equation draw:name="f8" draw:formula="0 / ?f6"/><draw:equation draw:name="f9" draw:formula="2266950 / ?f6"/><draw:equation draw:name="f10" draw:formula="0 / ?f7"/><draw:equation draw:name="f11" draw:formula="1631950 / ?f7"/></draw:enhanced-geometry></draw:custom-shape><draw:custom-shape svg:x="1.88542in" svg:y="4.43428in" svg:width="2.28509in" svg:height="0.23922in" draw:id="id22" draw:style-name="a22" draw:name="Rectangle 40"><svg:title/><svg:desc/><text:p text:style-name="Normal"><text:span text:style-name="T15">CellNonTraversable</text:span></text:p><draw:enhanced-geometry draw:type="non-primitive" svg:viewBox="0 0 21600 21600" draw:enhanced-path="M 0 0 L 21600 0 21600 21600 0 21600 Z N"/></draw:custom-shape><draw:custom-shape svg:x="1.52431in" svg:y="4.65722in" svg:width="2.47222in" svg:height="0in" draw:id="id23" draw:style-name="a23" draw:name="Shape 32"><svg:title/><svg:desc/><draw:enhanced-geometry draw:type="non-primitive" svg:viewBox="0 0 2260600 0" draw:enhanced-path="M 0 0 L 2260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60600"/><draw:equation draw:name="f7" draw:formula="?f4 / 0"/><draw:equation draw:name="f8" draw:formula="0 / ?f6"/><draw:equation draw:name="f9" draw:formula="2260600 / ?f6"/><draw:equation draw:name="f10" draw:formula="0 / ?f7"/></draw:enhanced-geometry></draw:custom-shape><draw:custom-shape svg:x="1.52431in" svg:y="4.94847in" svg:width="2.47222in" svg:height="0in" draw:id="id24" draw:style-name="a24" draw:name="Shape 33"><svg:title/><svg:desc/><draw:enhanced-geometry draw:type="non-primitive" svg:viewBox="0 0 2260600 0" draw:enhanced-path="M 0 0 L 2260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60600"/><draw:equation draw:name="f7" draw:formula="?f4 / 0"/><draw:equation draw:name="f8" draw:formula="0 / ?f6"/><draw:equation draw:name="f9" draw:formula="2260600 / ?f6"/><draw:equation draw:name="f10" draw:formula="0 / ?f7"/></draw:enhanced-geometry></draw:custom-shape><draw:custom-shape svg:x="2.62847in" svg:y="0.16458in" svg:width="2.89583in" svg:height="1.92361in" draw:id="id25" draw:style-name="a25" draw:name="Shape 36"><svg:title/><svg:desc/><draw:enhanced-geometry draw:type="non-primitive" svg:viewBox="0 0 2647950 1758950" draw:enhanced-path="M 0 0 L 2647950 0 2647950 1758950 0 17589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47950"/><draw:equation draw:name="f7" draw:formula="?f4 / 1758950"/><draw:equation draw:name="f8" draw:formula="0 / ?f6"/><draw:equation draw:name="f9" draw:formula="2647950 / ?f6"/><draw:equation draw:name="f10" draw:formula="0 / ?f7"/><draw:equation draw:name="f11" draw:formula="1758950 / ?f7"/></draw:enhanced-geometry></draw:custom-shape><draw:custom-shape svg:x="3.85764in" svg:y="0.26761in" svg:width="0.57489in" svg:height="0.23922in" draw:id="id26" draw:style-name="a26" draw:name="Rectangle 50"><svg:title/><svg:desc/><text:p text:style-name="Normal"><text:span text:style-name="T16">Salle</text:span></text:p><draw:enhanced-geometry draw:type="non-primitive" svg:viewBox="0 0 21600 21600" draw:enhanced-path="M 0 0 L 21600 0 21600 21600 0 21600 Z N"/></draw:custom-shape><draw:custom-shape svg:x="2.63542in" svg:y="0.49056in" svg:width="2.88889in" svg:height="0in" draw:id="id27" draw:style-name="a27" draw:name="Shape 38"><svg:title/><svg:desc/><draw:enhanced-geometry draw:type="non-primitive" svg:viewBox="0 0 2641600 0" draw:enhanced-path="M 0 0 L 2641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41600"/><draw:equation draw:name="f7" draw:formula="?f4 / 0"/><draw:equation draw:name="f8" draw:formula="0 / ?f6"/><draw:equation draw:name="f9" draw:formula="2641600 / ?f6"/><draw:equation draw:name="f10" draw:formula="0 / ?f7"/></draw:enhanced-geometry></draw:custom-shape><draw:custom-shape svg:x="2.69097in" svg:y="0.55886in" svg:width="0.08612in" svg:height="0.23922in" draw:id="id28" draw:style-name="a28" draw:name="Rectangle 52"><svg:title/><svg:desc/><text:p text:style-name="Normal"><text:span text:style-name="T17">-</text:span></text:p><draw:enhanced-geometry draw:type="non-primitive" svg:viewBox="0 0 21600 21600" draw:enhanced-path="M 0 0 L 21600 0 21600 21600 0 21600 Z N"/></draw:custom-shape><draw:custom-shape svg:x="2.75572in" svg:y="0.55886in" svg:width="1.42287in" svg:height="0.23922in" draw:id="id29" draw:style-name="a29" draw:name="Rectangle 56"><svg:title/><svg:desc/><text:p text:style-name="Normal"><text:span text:style-name="T18"><text:s/>nom : string</text:span></text:p><draw:enhanced-geometry draw:type="non-primitive" svg:viewBox="0 0 21600 21600" draw:enhanced-path="M 0 0 L 21600 0 21600 21600 0 21600 Z N"/></draw:custom-shape><draw:custom-shape svg:x="2.69097in" svg:y="0.78067in" svg:width="0.08612in" svg:height="0.23922in" draw:id="id30" draw:style-name="a30" draw:name="Rectangle 59"><svg:title/><svg:desc/><text:p text:style-name="Normal"><text:span text:style-name="T19">-</text:span></text:p><draw:enhanced-geometry draw:type="non-primitive" svg:viewBox="0 0 21600 21600" draw:enhanced-path="M 0 0 L 21600 0 21600 21600 0 21600 Z N"/></draw:custom-shape><draw:custom-shape svg:x="2.75573in" svg:y="0.78067in" svg:width="1.42324in" svg:height="0.23922in" draw:id="id31" draw:style-name="a31" draw:name="Rectangle 60"><svg:title/><svg:desc/><text:p text:style-name="Normal"><text:span text:style-name="T20"><text:s/>longeur : int</text:span></text:p><draw:enhanced-geometry draw:type="non-primitive" svg:viewBox="0 0 21600 21600" draw:enhanced-path="M 0 0 L 21600 0 21600 21600 0 21600 Z N"/></draw:custom-shape><draw:custom-shape svg:x="2.69097in" svg:y="1.00233in" svg:width="0.08612in" svg:height="0.23922in" draw:id="id32" draw:style-name="a32" draw:name="Rectangle 64"><svg:title/><svg:desc/><text:p text:style-name="Normal"><text:span text:style-name="T21">-</text:span></text:p><draw:enhanced-geometry draw:type="non-primitive" svg:viewBox="0 0 21600 21600" draw:enhanced-path="M 0 0 L 21600 0 21600 21600 0 21600 Z N"/></draw:custom-shape><draw:custom-shape svg:x="2.75572in" svg:y="1.00233in" svg:width="1.43739in" svg:height="0.23922in" draw:id="id33" draw:style-name="a33" draw:name="Rectangle 65"><svg:title/><svg:desc/><text:p text:style-name="Normal"><text:span text:style-name="T22"><text:s/>largeur <text:s/>: int</text:span></text:p><draw:enhanced-geometry draw:type="non-primitive" svg:viewBox="0 0 21600 21600" draw:enhanced-path="M 0 0 L 21600 0 21600 21600 0 21600 Z N"/></draw:custom-shape><draw:custom-shape svg:x="5.23068in" svg:y="1.22414in" svg:width="0.07189in" svg:height="0.23922in" draw:id="id34" draw:style-name="a34" draw:name="Rectangle 67"><svg:title/><svg:desc/><text:p text:style-name="Normal"><text:span text:style-name="T23">]</text:span></text:p><draw:enhanced-geometry draw:type="non-primitive" svg:viewBox="0 0 21600 21600" draw:enhanced-path="M 0 0 L 21600 0 21600 21600 0 21600 Z N"/></draw:custom-shape><draw:custom-shape svg:x="2.75573in" svg:y="1.22414in" svg:width="3.29167in" svg:height="0.23922in" draw:id="id35" draw:style-name="a35" draw:name="Rectangle 68"><svg:title/><svg:desc/><text:p text:style-name="Normal"><text:span text:style-name="T24"><text:s/>cases : Cell[longeur][largeur</text:span></text:p><draw:enhanced-geometry draw:type="non-primitive" svg:viewBox="0 0 21600 21600" draw:enhanced-path="M 0 0 L 21600 0 21600 21600 0 21600 Z N"/></draw:custom-shape><draw:custom-shape svg:x="2.69097in" svg:y="1.22414in" svg:width="0.08612in" svg:height="0.23922in" draw:id="id36" draw:style-name="a36" draw:name="Rectangle 72"><svg:title/><svg:desc/><text:p text:style-name="Normal"><text:span text:style-name="T25">-</text:span></text:p><draw:enhanced-geometry draw:type="non-primitive" svg:viewBox="0 0 21600 21600" draw:enhanced-path="M 0 0 L 21600 0 21600 21600 0 21600 Z N"/></draw:custom-shape><draw:custom-shape svg:x="2.69097in" svg:y="1.44594in" svg:width="0.08612in" svg:height="0.23922in" draw:id="id37" draw:style-name="a37" draw:name="Rectangle 73"><svg:title/><svg:desc/><text:p text:style-name="Normal"><text:span text:style-name="T26">-</text:span></text:p><draw:enhanced-geometry draw:type="non-primitive" svg:viewBox="0 0 21600 21600" draw:enhanced-path="M 0 0 L 21600 0 21600 21600 0 21600 Z N"/></draw:custom-shape><draw:custom-shape svg:x="2.75573in" svg:y="1.44594in" svg:width="2.2136in" svg:height="0.23922in" draw:id="id38" draw:style-name="a38" draw:name="Rectangle 74"><svg:title/><svg:desc/><text:p text:style-name="Normal"><text:span text:style-name="T27"><text:s/>description : String</text:span></text:p><draw:enhanced-geometry draw:type="non-primitive" svg:viewBox="0 0 21600 21600" draw:enhanced-path="M 0 0 L 21600 0 21600 21600 0 21600 Z N"/></draw:custom-shape><draw:custom-shape svg:x="2.63542in" svg:y="1.66889in" svg:width="2.88889in" svg:height="0in" draw:id="id39" draw:style-name="a39" draw:name="Shape 44"><svg:title/><svg:desc/><draw:enhanced-geometry draw:type="non-primitive" svg:viewBox="0 0 2641600 0" draw:enhanced-path="M 0 0 L 2641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41600"/><draw:equation draw:name="f7" draw:formula="?f4 / 0"/><draw:equation draw:name="f8" draw:formula="0 / ?f6"/><draw:equation draw:name="f9" draw:formula="2641600 / ?f6"/><draw:equation draw:name="f10" draw:formula="0 / ?f7"/></draw:enhanced-geometry></draw:custom-shape><draw:custom-shape svg:x="5.82292in" svg:y="0.16458in" svg:width="2.47917in" svg:height="1.92361in" draw:id="id40" draw:style-name="a40" draw:name="Shape 47"><svg:title/><svg:desc/><draw:enhanced-geometry draw:type="non-primitive" svg:viewBox="0 0 2266950 1758950" draw:enhanced-path="M 0 0 L 2266950 0 2266950 1758950 0 17589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66950"/><draw:equation draw:name="f7" draw:formula="?f4 / 1758950"/><draw:equation draw:name="f8" draw:formula="0 / ?f6"/><draw:equation draw:name="f9" draw:formula="2266950 / ?f6"/><draw:equation draw:name="f10" draw:formula="0 / ?f7"/><draw:equation draw:name="f11" draw:formula="1758950 / ?f7"/></draw:enhanced-geometry></draw:custom-shape><draw:custom-shape svg:x="6.59375in" svg:y="0.26761in" svg:width="1.23616in" svg:height="0.23922in" draw:id="id41" draw:style-name="a41" draw:name="Rectangle 81"><svg:title/><svg:desc/><text:p text:style-name="Normal"><text:span text:style-name="T28">«Abstract»</text:span></text:p><draw:enhanced-geometry draw:type="non-primitive" svg:viewBox="0 0 21600 21600" draw:enhanced-path="M 0 0 L 21600 0 21600 21600 0 21600 Z N"/></draw:custom-shape><draw:custom-shape svg:x="6.88542in" svg:y="0.48942in" svg:width="0.4455in" svg:height="0.23922in" draw:id="id42" draw:style-name="a42" draw:name="Rectangle 82"><svg:title/><svg:desc/><text:p text:style-name="Normal"><text:span text:style-name="T29">Cell</text:span></text:p><draw:enhanced-geometry draw:type="non-primitive" svg:viewBox="0 0 21600 21600" draw:enhanced-path="M 0 0 L 21600 0 21600 21600 0 21600 Z N"/></draw:custom-shape><draw:custom-shape svg:x="5.82986in" svg:y="0.71236in" svg:width="2.47222in" svg:height="0in" draw:id="id43" draw:style-name="a43" draw:name="Shape 50"><svg:title/><svg:desc/><draw:enhanced-geometry draw:type="non-primitive" svg:viewBox="0 0 2260600 0" draw:enhanced-path="M 0 0 L 2260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60600"/><draw:equation draw:name="f7" draw:formula="?f4 / 0"/><draw:equation draw:name="f8" draw:formula="0 / ?f6"/><draw:equation draw:name="f9" draw:formula="2260600 / ?f6"/><draw:equation draw:name="f10" draw:formula="0 / ?f7"/></draw:enhanced-geometry></draw:custom-shape><draw:custom-shape svg:x="5.95017in" svg:y="0.78067in" svg:width="1.46631in" svg:height="0.23922in" draw:id="id44" draw:style-name="a44" draw:name="Rectangle 87"><svg:title/><svg:desc/><text:p text:style-name="Normal"><text:span text:style-name="T30"><text:s/>objet : Objet</text:span></text:p><draw:enhanced-geometry draw:type="non-primitive" svg:viewBox="0 0 21600 21600" draw:enhanced-path="M 0 0 L 21600 0 21600 21600 0 21600 Z N"/></draw:custom-shape><draw:custom-shape svg:x="5.88542in" svg:y="0.78067in" svg:width="0.08612in" svg:height="0.23922in" draw:id="id45" draw:style-name="a45" draw:name="Rectangle 91"><svg:title/><svg:desc/><text:p text:style-name="Normal"><text:span text:style-name="T31">-</text:span></text:p><draw:enhanced-geometry draw:type="non-primitive" svg:viewBox="0 0 21600 21600" draw:enhanced-path="M 0 0 L 21600 0 21600 21600 0 21600 Z N"/></draw:custom-shape><draw:custom-shape svg:x="5.95018in" svg:y="1.00233in" svg:width="3.2204in" svg:height="0.23922in" draw:id="id46" draw:style-name="a46" draw:name="Rectangle 93"><svg:title/><svg:desc/><text:p text:style-name="Normal"><text:span text:style-name="T32"><text:s/>perso : PersonnageNonJou</text:span></text:p><draw:enhanced-geometry draw:type="non-primitive" svg:viewBox="0 0 21600 21600" draw:enhanced-path="M 0 0 L 21600 0 21600 21600 0 21600 Z N"/></draw:custom-shape><draw:custom-shape svg:x="5.88542in" svg:y="1.00233in" svg:width="0.08612in" svg:height="0.23922in" draw:id="id47" draw:style-name="a47" draw:name="Rectangle 95"><svg:title/><svg:desc/><text:p text:style-name="Normal"><text:span text:style-name="T33">-</text:span></text:p><draw:enhanced-geometry draw:type="non-primitive" svg:viewBox="0 0 21600 21600" draw:enhanced-path="M 0 0 L 21600 0 21600 21600 0 21600 Z N"/></draw:custom-shape><draw:custom-shape svg:x="5.88542in" svg:y="1.22414in" svg:width="0.08612in" svg:height="0.23922in" draw:id="id48" draw:style-name="a48" draw:name="Rectangle 100"><svg:title/><svg:desc/><text:p text:style-name="Normal"><text:span text:style-name="T34">-</text:span></text:p><draw:enhanced-geometry draw:type="non-primitive" svg:viewBox="0 0 21600 21600" draw:enhanced-path="M 0 0 L 21600 0 21600 21600 0 21600 Z N"/></draw:custom-shape><draw:custom-shape svg:x="5.95017in" svg:y="1.22414in" svg:width="2.36462in" svg:height="0.23922in" draw:id="id49" draw:style-name="a49" draw:name="Rectangle 104"><svg:title/><svg:desc/><text:p text:style-name="Normal"><text:span text:style-name="T35"><text:s/>mob : Ennemi = null</text:span></text:p><draw:enhanced-geometry draw:type="non-primitive" svg:viewBox="0 0 21600 21600" draw:enhanced-path="M 0 0 L 21600 0 21600 21600 0 21600 Z N"/></draw:custom-shape><draw:custom-shape svg:x="5.88542in" svg:y="1.44594in" svg:width="0.08612in" svg:height="0.23922in" draw:id="id50" draw:style-name="a50" draw:name="Rectangle 108"><svg:title/><svg:desc/><text:p text:style-name="Normal"><text:span text:style-name="T36">-</text:span></text:p><draw:enhanced-geometry draw:type="non-primitive" svg:viewBox="0 0 21600 21600" draw:enhanced-path="M 0 0 L 21600 0 21600 21600 0 21600 Z N"/></draw:custom-shape><draw:custom-shape svg:x="5.95017in" svg:y="1.44594in" svg:width="2.5231in" svg:height="0.23922in" draw:id="id51" draw:style-name="a51" draw:name="Rectangle 112"><svg:title/><svg:desc/><text:p text:style-name="Normal"><text:span text:style-name="T37"><text:s/>contenu : Objet = null</text:span></text:p><draw:enhanced-geometry draw:type="non-primitive" svg:viewBox="0 0 21600 21600" draw:enhanced-path="M 0 0 L 21600 0 21600 21600 0 21600 Z N"/></draw:custom-shape><draw:custom-shape svg:x="5.95016in" svg:y="1.66775in" svg:width="1.79677in" svg:height="0.23922in" draw:id="id52" draw:style-name="a52" draw:name="Rectangle 116"><svg:title/><svg:desc/><text:p text:style-name="Normal"><text:span text:style-name="T38"><text:s/>texture : Image</text:span></text:p><draw:enhanced-geometry draw:type="non-primitive" svg:viewBox="0 0 21600 21600" draw:enhanced-path="M 0 0 L 21600 0 21600 21600 0 21600 Z N"/></draw:custom-shape><draw:custom-shape svg:x="5.88542in" svg:y="1.66775in" svg:width="0.08612in" svg:height="0.23922in" draw:id="id53" draw:style-name="a53" draw:name="Rectangle 120"><svg:title/><svg:desc/><text:p text:style-name="Normal"><text:span text:style-name="T39">-</text:span></text:p><draw:enhanced-geometry draw:type="non-primitive" svg:viewBox="0 0 21600 21600" draw:enhanced-path="M 0 0 L 21600 0 21600 21600 0 21600 Z N"/></draw:custom-shape><draw:custom-shape svg:x="5.82986in" svg:y="1.89069in" svg:width="2.47222in" svg:height="0in" draw:id="id54" draw:style-name="a54" draw:name="Shape 57"><svg:title/><svg:desc/><draw:enhanced-geometry draw:type="non-primitive" svg:viewBox="0 0 2260600 0" draw:enhanced-path="M 0 0 L 2260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60600"/><draw:equation draw:name="f7" draw:formula="?f4 / 0"/><draw:equation draw:name="f8" draw:formula="0 / ?f6"/><draw:equation draw:name="f9" draw:formula="2260600 / ?f6"/><draw:equation draw:name="f10" draw:formula="0 / ?f7"/></draw:enhanced-geometry></draw:custom-shape><draw:custom-shape svg:x="-0.56597in" svg:y="0.16458in" svg:width="2.89583in" svg:height="1.92361in" draw:id="id55" draw:style-name="a55" draw:name="Shape 60"><svg:title/><svg:desc/><draw:enhanced-geometry draw:type="non-primitive" svg:viewBox="0 0 2647950 1758950" draw:enhanced-path="M 0 0 L 2647950 0 2647950 1758950 0 17589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47950"/><draw:equation draw:name="f7" draw:formula="?f4 / 1758950"/><draw:equation draw:name="f8" draw:formula="0 / ?f6"/><draw:equation draw:name="f9" draw:formula="2647950 / ?f6"/><draw:equation draw:name="f10" draw:formula="0 / ?f7"/><draw:equation draw:name="f11" draw:formula="1758950 / ?f7"/></draw:enhanced-geometry></draw:custom-shape><draw:custom-shape svg:x="0.66319in" svg:y="0.26761in" svg:width="0.58937in" svg:height="0.23922in" draw:id="id56" draw:style-name="a56" draw:name="Rectangle 123"><svg:title/><svg:desc/><text:p text:style-name="Normal"><text:span text:style-name="T40">Zone</text:span></text:p><draw:enhanced-geometry draw:type="non-primitive" svg:viewBox="0 0 21600 21600" draw:enhanced-path="M 0 0 L 21600 0 21600 21600 0 21600 Z N"/></draw:custom-shape><draw:custom-shape svg:x="-0.55903in" svg:y="0.49056in" svg:width="2.88889in" svg:height="0in" draw:id="id57" draw:style-name="a57" draw:name="Shape 62"><svg:title/><svg:desc/><draw:enhanced-geometry draw:type="non-primitive" svg:viewBox="0 0 2641600 0" draw:enhanced-path="M 0 0 L 2641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41600"/><draw:equation draw:name="f7" draw:formula="?f4 / 0"/><draw:equation draw:name="f8" draw:formula="0 / ?f6"/><draw:equation draw:name="f9" draw:formula="2641600 / ?f6"/><draw:equation draw:name="f10" draw:formula="0 / ?f7"/></draw:enhanced-geometry></draw:custom-shape><draw:custom-shape svg:x="-0.43872in" svg:y="0.55886in" svg:width="1.56669in" svg:height="0.23922in" draw:id="id58" draw:style-name="a58" draw:name="Rectangle 125"><svg:title/><svg:desc/><text:p text:style-name="Normal"><text:span text:style-name="T41"><text:s/>name : string</text:span></text:p><draw:enhanced-geometry draw:type="non-primitive" svg:viewBox="0 0 21600 21600" draw:enhanced-path="M 0 0 L 21600 0 21600 21600 0 21600 Z N"/></draw:custom-shape><draw:custom-shape svg:x="-0.50347in" svg:y="0.55886in" svg:width="0.08612in" svg:height="0.23922in" draw:id="id59" draw:style-name="a59" draw:name="Rectangle 126"><svg:title/><svg:desc/><text:p text:style-name="Normal"><text:span text:style-name="T42">-</text:span></text:p><draw:enhanced-geometry draw:type="non-primitive" svg:viewBox="0 0 21600 21600" draw:enhanced-path="M 0 0 L 21600 0 21600 21600 0 21600 Z N"/></draw:custom-shape><draw:custom-shape svg:x="-0.50347in" svg:y="0.78067in" svg:width="0.08612in" svg:height="0.23922in" draw:id="id60" draw:style-name="a60" draw:name="Rectangle 127"><svg:title/><svg:desc/><text:p text:style-name="Normal"><text:span text:style-name="T43">-</text:span></text:p><draw:enhanced-geometry draw:type="non-primitive" svg:viewBox="0 0 21600 21600" draw:enhanced-path="M 0 0 L 21600 0 21600 21600 0 21600 Z N"/></draw:custom-shape><draw:custom-shape svg:x="-0.43872in" svg:y="0.78067in" svg:width="1.16426in" svg:height="0.23922in" draw:id="id61" draw:style-name="a61" draw:name="Rectangle 576"><svg:title/><svg:desc/><text:p text:style-name="Normal"><text:span text:style-name="T44"><text:s/>width : int</text:span></text:p><draw:enhanced-geometry draw:type="non-primitive" svg:viewBox="0 0 21600 21600" draw:enhanced-path="M 0 0 L 21600 0 21600 21600 0 21600 Z N"/></draw:custom-shape><draw:custom-shape svg:x="-0.50347in" svg:y="1.00233in" svg:width="0.08612in" svg:height="0.23922in" draw:id="id62" draw:style-name="a62" draw:name="Rectangle 577"><svg:title/><svg:desc/><text:p text:style-name="Normal"><text:span text:style-name="T45">-</text:span></text:p><draw:enhanced-geometry draw:type="non-primitive" svg:viewBox="0 0 21600 21600" draw:enhanced-path="M 0 0 L 21600 0 21600 21600 0 21600 Z N"/></draw:custom-shape><draw:custom-shape svg:x="-0.43872in" svg:y="1.00233in" svg:width="1.26515in" svg:height="0.23922in" draw:id="id63" draw:style-name="a63" draw:name="Rectangle 578"><svg:title/><svg:desc/><text:p text:style-name="Normal"><text:span text:style-name="T46"><text:s/>height : int</text:span></text:p><draw:enhanced-geometry draw:type="non-primitive" svg:viewBox="0 0 21600 21600" draw:enhanced-path="M 0 0 L 21600 0 21600 21600 0 21600 Z N"/></draw:custom-shape><draw:custom-shape svg:x="-0.50347in" svg:y="1.22414in" svg:width="0.08612in" svg:height="0.23922in" draw:id="id64" draw:style-name="a64" draw:name="Rectangle 579"><svg:title/><svg:desc/><text:p text:style-name="Normal"><text:span text:style-name="T47">-</text:span></text:p><draw:enhanced-geometry draw:type="non-primitive" svg:viewBox="0 0 21600 21600" draw:enhanced-path="M 0 0 L 21600 0 21600 21600 0 21600 Z N"/></draw:custom-shape><draw:custom-shape svg:x="-0.43871in" svg:y="1.22414in" svg:width="3.40683in" svg:height="0.23922in" draw:id="id65" draw:style-name="a65" draw:name="Rectangle 580"><svg:title/><svg:desc/><text:p text:style-name="Normal"><text:span text:style-name="T48"><text:s/>salles : Salle[longeur][largeur</text:span></text:p><draw:enhanced-geometry draw:type="non-primitive" svg:viewBox="0 0 21600 21600" draw:enhanced-path="M 0 0 L 21600 0 21600 21600 0 21600 Z N"/></draw:custom-shape><draw:custom-shape svg:x="2.12283in" svg:y="1.22414in" svg:width="0.07189in" svg:height="0.23922in" draw:id="id66" draw:style-name="a66" draw:name="Rectangle 581"><svg:title/><svg:desc/><text:p text:style-name="Normal"><text:span text:style-name="T49">]</text:span></text:p><draw:enhanced-geometry draw:type="non-primitive" svg:viewBox="0 0 21600 21600" draw:enhanced-path="M 0 0 L 21600 0 21600 21600 0 21600 Z N"/></draw:custom-shape><draw:custom-shape svg:x="-0.55903in" svg:y="1.44708in" svg:width="2.88889in" svg:height="0in" draw:id="id67" draw:style-name="a67" draw:name="Shape 67"><svg:title/><svg:desc/><draw:enhanced-geometry draw:type="non-primitive" svg:viewBox="0 0 2641600 0" draw:enhanced-path="M 0 0 L 2641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41600"/><draw:equation draw:name="f7" draw:formula="?f4 / 0"/><draw:equation draw:name="f8" draw:formula="0 / ?f6"/><draw:equation draw:name="f9" draw:formula="2641600 / ?f6"/><draw:equation draw:name="f10" draw:formula="0 / ?f7"/></draw:enhanced-geometry></draw:custom-shape><draw:custom-shape svg:x="6.23958in" svg:y="6.15069in" svg:width="0in" svg:height="1.09722in" draw:id="id68" draw:style-name="a68" draw:name="Shape 69"><svg:title/><svg:desc/><draw:enhanced-geometry draw:type="non-primitive" svg:viewBox="0 0 0 1003300" draw:enhanced-path="M 0 0 L 0 10033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003300"/><draw:equation draw:name="f8" draw:formula="0 / ?f6"/><draw:equation draw:name="f9" draw:formula="0 / ?f7"/><draw:equation draw:name="f10" draw:formula="1003300 / ?f7"/></draw:enhanced-geometry></draw:custom-shape><draw:custom-shape svg:x="6.14931in" svg:y="6.14375in" svg:width="0.18056in" svg:height="0.15639in" draw:id="id69" draw:style-name="a69" draw:name="Shape 70"><svg:title/><svg:desc/><draw:enhanced-geometry draw:type="non-primitive" svg:viewBox="0 0 165100 143002" draw:enhanced-path="M 82550 0 L 165100 143002 0 143002 8255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5100"/><draw:equation draw:name="f7" draw:formula="?f4 / 143002"/><draw:equation draw:name="f8" draw:formula="0 / ?f6"/><draw:equation draw:name="f9" draw:formula="165100 / ?f6"/><draw:equation draw:name="f10" draw:formula="0 / ?f7"/><draw:equation draw:name="f11" draw:formula="143002 / ?f7"/></draw:enhanced-geometry></draw:custom-shape><draw:custom-shape svg:x="6.14931in" svg:y="6.14375in" svg:width="0.18056in" svg:height="0.15639in" draw:id="id70" draw:style-name="a70" draw:name="Shape 71"><svg:title/><svg:desc/><draw:enhanced-geometry draw:type="non-primitive" svg:viewBox="0 0 165100 143002" draw:enhanced-path="M 0 143002 L 82550 0 165100 143002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5100"/><draw:equation draw:name="f7" draw:formula="?f4 / 143002"/><draw:equation draw:name="f8" draw:formula="0 / ?f6"/><draw:equation draw:name="f9" draw:formula="165100 / ?f6"/><draw:equation draw:name="f10" draw:formula="0 / ?f7"/><draw:equation draw:name="f11" draw:formula="143002 / ?f7"/></draw:enhanced-geometry></draw:custom-shape><draw:custom-shape svg:x="6.37847in" svg:y="2.12292in" svg:width="0in" svg:height="0.95833in" draw:id="id71" draw:style-name="a71" draw:name="Shape 73"><svg:title/><svg:desc/><draw:enhanced-geometry draw:type="non-primitive" svg:viewBox="0 0 0 876300" draw:enhanced-path="M 0 0 L 0 8763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876300"/><draw:equation draw:name="f8" draw:formula="0 / ?f6"/><draw:equation draw:name="f9" draw:formula="0 / ?f7"/><draw:equation draw:name="f10" draw:formula="876300 / ?f7"/></draw:enhanced-geometry></draw:custom-shape><draw:custom-shape svg:x="6.37847in" svg:y="3.08125in" svg:width="0in" svg:height="1.25in" draw:id="id72" draw:style-name="a72" draw:name="Shape 74"><svg:title/><svg:desc/><draw:enhanced-geometry draw:type="non-primitive" svg:viewBox="0 0 0 1143000" draw:enhanced-path="M 0 0 L 0 11430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143000"/><draw:equation draw:name="f8" draw:formula="0 / ?f6"/><draw:equation draw:name="f9" draw:formula="0 / ?f7"/><draw:equation draw:name="f10" draw:formula="1143000 / ?f7"/></draw:enhanced-geometry></draw:custom-shape><draw:custom-shape svg:x="6.28819in" svg:y="2.11597in" svg:width="0.18056in" svg:height="0.15639in" draw:id="id73" draw:style-name="a73" draw:name="Shape 75"><svg:title/><svg:desc/><draw:enhanced-geometry draw:type="non-primitive" svg:viewBox="0 0 165100 143002" draw:enhanced-path="M 82550 0 L 165100 143002 0 143002 8255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5100"/><draw:equation draw:name="f7" draw:formula="?f4 / 143002"/><draw:equation draw:name="f8" draw:formula="0 / ?f6"/><draw:equation draw:name="f9" draw:formula="165100 / ?f6"/><draw:equation draw:name="f10" draw:formula="0 / ?f7"/><draw:equation draw:name="f11" draw:formula="143002 / ?f7"/></draw:enhanced-geometry></draw:custom-shape><draw:custom-shape svg:x="6.28819in" svg:y="2.11597in" svg:width="0.18056in" svg:height="0.15639in" draw:id="id74" draw:style-name="a74" draw:name="Shape 76"><svg:title/><svg:desc/><draw:enhanced-geometry draw:type="non-primitive" svg:viewBox="0 0 165100 143002" draw:enhanced-path="M 0 143002 L 82550 0 165100 143002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5100"/><draw:equation draw:name="f7" draw:formula="?f4 / 143002"/><draw:equation draw:name="f8" draw:formula="0 / ?f6"/><draw:equation draw:name="f9" draw:formula="165100 / ?f6"/><draw:equation draw:name="f10" draw:formula="0 / ?f7"/><draw:equation draw:name="f11" draw:formula="143002 / ?f7"/></draw:enhanced-geometry></draw:custom-shape><draw:custom-shape svg:x="6.37847in" svg:y="2.12292in" svg:width="0in" svg:height="0.95833in" draw:id="id75" draw:style-name="a75" draw:name="Shape 78"><svg:title/><svg:desc/><draw:enhanced-geometry draw:type="non-primitive" svg:viewBox="0 0 0 876300" draw:enhanced-path="M 0 0 L 0 8763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876300"/><draw:equation draw:name="f8" draw:formula="0 / ?f6"/><draw:equation draw:name="f9" draw:formula="0 / ?f7"/><draw:equation draw:name="f10" draw:formula="876300 / ?f7"/></draw:enhanced-geometry></draw:custom-shape><draw:custom-shape svg:x="2.90625in" svg:y="3.08125in" svg:width="3.47222in" svg:height="0in" draw:id="id76" draw:style-name="a76" draw:name="Shape 79"><svg:title/><svg:desc/><draw:enhanced-geometry draw:type="non-primitive" svg:viewBox="0 0 3175000 0" draw:enhanced-path="M 3175000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175000"/><draw:equation draw:name="f7" draw:formula="?f4 / 0"/><draw:equation draw:name="f8" draw:formula="0 / ?f6"/><draw:equation draw:name="f9" draw:formula="3175000 / ?f6"/><draw:equation draw:name="f10" draw:formula="0 / ?f7"/></draw:enhanced-geometry></draw:custom-shape><draw:custom-shape svg:x="2.90625in" svg:y="3.08125in" svg:width="0in" svg:height="1.25in" draw:id="id77" draw:style-name="a77" draw:name="Shape 80"><svg:title/><svg:desc/><draw:enhanced-geometry draw:type="non-primitive" svg:viewBox="0 0 0 1143000" draw:enhanced-path="M 0 0 L 0 11430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143000"/><draw:equation draw:name="f8" draw:formula="0 / ?f6"/><draw:equation draw:name="f9" draw:formula="0 / ?f7"/><draw:equation draw:name="f10" draw:formula="1143000 / ?f7"/></draw:enhanced-geometry></draw:custom-shape><draw:custom-shape svg:x="6.28819in" svg:y="2.11597in" svg:width="0.18056in" svg:height="0.15639in" draw:id="id78" draw:style-name="a78" draw:name="Shape 81"><svg:title/><svg:desc/><draw:enhanced-geometry draw:type="non-primitive" svg:viewBox="0 0 165100 143002" draw:enhanced-path="M 82550 0 L 165100 143002 0 143002 8255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5100"/><draw:equation draw:name="f7" draw:formula="?f4 / 143002"/><draw:equation draw:name="f8" draw:formula="0 / ?f6"/><draw:equation draw:name="f9" draw:formula="165100 / ?f6"/><draw:equation draw:name="f10" draw:formula="0 / ?f7"/><draw:equation draw:name="f11" draw:formula="143002 / ?f7"/></draw:enhanced-geometry></draw:custom-shape><draw:custom-shape svg:x="6.28819in" svg:y="2.11597in" svg:width="0.18056in" svg:height="0.15639in" draw:id="id79" draw:style-name="a79" draw:name="Shape 82"><svg:title/><svg:desc/><draw:enhanced-geometry draw:type="non-primitive" svg:viewBox="0 0 165100 143002" draw:enhanced-path="M 0 143002 L 82550 0 165100 143002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5100"/><draw:equation draw:name="f7" draw:formula="?f4 / 143002"/><draw:equation draw:name="f8" draw:formula="0 / ?f6"/><draw:equation draw:name="f9" draw:formula="165100 / ?f6"/><draw:equation draw:name="f10" draw:formula="0 / ?f7"/><draw:equation draw:name="f11" draw:formula="143002 / ?f7"/></draw:enhanced-geometry></draw:custom-shape><draw:custom-shape svg:x="9.85069in" svg:y="1.13681in" svg:width="0in" svg:height="1.93056in" draw:id="id80" draw:style-name="a81" draw:name="Shape 84"><svg:title/><svg:desc/><draw:enhanced-geometry draw:type="non-primitive" svg:viewBox="0 0 0 1765300" draw:enhanced-path="M 0 1765300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765300"/><draw:equation draw:name="f8" draw:formula="0 / ?f6"/><draw:equation draw:name="f9" draw:formula="0 / ?f7"/><draw:equation draw:name="f10" draw:formula="1765300 / ?f7"/></draw:enhanced-geometry></draw:custom-shape><draw:custom-shape svg:x="8.32292in" svg:y="1.13681in" svg:width="1.52778in" svg:height="0in" draw:id="id81" draw:style-name="a83" draw:name="Shape 85"><svg:title/><svg:desc/><draw:enhanced-geometry draw:type="non-primitive" svg:viewBox="0 0 1397000 0" draw:enhanced-path="M 1397000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97000"/><draw:equation draw:name="f7" draw:formula="?f4 / 0"/><draw:equation draw:name="f8" draw:formula="0 / ?f6"/><draw:equation draw:name="f9" draw:formula="1397000 / ?f6"/><draw:equation draw:name="f10" draw:formula="0 / ?f7"/></draw:enhanced-geometry></draw:custom-shape><draw:custom-shape svg:x="9.76042in" svg:y="2.91792in" svg:width="0.18056in" svg:height="0.15639in" draw:id="id82" draw:style-name="a84" draw:name="Shape 86"><svg:title/><svg:desc/><draw:enhanced-geometry draw:type="non-primitive" svg:viewBox="0 0 165100 143002" draw:enhanced-path="M 165100 0 L 82550 143002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5100"/><draw:equation draw:name="f7" draw:formula="?f4 / 143002"/><draw:equation draw:name="f8" draw:formula="0 / ?f6"/><draw:equation draw:name="f9" draw:formula="165100 / ?f6"/><draw:equation draw:name="f10" draw:formula="0 / ?f7"/><draw:equation draw:name="f11" draw:formula="143002 / ?f7"/></draw:enhanced-geometry></draw:custom-shape><draw:custom-shape svg:x="9.89931in" svg:y="2.0733in" svg:width="1.61011in" svg:height="0.23922in" draw:id="id83" draw:style-name="a85" draw:name="Rectangle 624"><svg:title/><svg:desc/><text:p text:style-name="Normal"><text:span text:style-name="T50">«implements»</text:span></text:p><draw:enhanced-geometry draw:type="non-primitive" svg:viewBox="0 0 21600 21600" draw:enhanced-path="M 0 0 L 21600 0 21600 21600 0 21600 Z N"/></draw:custom-shape></draw:g></text:p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/>
            <table:table table:style-name="Table57">
              <table:table-columns>
                <table:table-column table:style-name="TableColumn58"/>
              </table:table-columns>
              <table:table-row table:style-name="TableRow59">
                <table:table-cell table:style-name="TableCell60">
                  <text:p text:style-name="P61"><text:span text:style-name="T62">Inventaire</text:span></text:p>
                </table:table-cell>
              </table:table-row>
              <table:table-row table:style-name="TableRow63">
                <table:table-cell table:style-name="TableCell64">
                  <text:p text:style-name="P65"><text:span text:style-name="T66">- nombreMaxObjets : int - contenu : array d'objets <text:s/></text:span></text:p>
                </table:table-cell>
              </table:table-row>
            </table:table>
            <text:p text:style-name="Normal"/>
          </table:table-cell>
          <table:table-cell table:style-name="TableCell67">
            <text:p text:style-name="P68"><draw:g draw:name="Group 643" draw:id="id176" draw:style-name="a180" text:anchor-type="as-char"><svg:title/><svg:desc/><draw:custom-shape svg:x="11.11111in" svg:y="4.02778in" svg:width="1.78472in" svg:height="1.22917in" draw:id="id85" draw:style-name="a87" draw:name="Shape 15"><svg:title/><svg:desc/><draw:enhanced-geometry draw:type="non-primitive" svg:viewBox="0 0 1631950 1123950" draw:enhanced-path="M 0 0 L 1631950 0 1631950 1123950 0 11239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31950"/><draw:equation draw:name="f7" draw:formula="?f4 / 1123950"/><draw:equation draw:name="f8" draw:formula="0 / ?f6"/><draw:equation draw:name="f9" draw:formula="1631950 / ?f6"/><draw:equation draw:name="f10" draw:formula="0 / ?f7"/><draw:equation draw:name="f11" draw:formula="1123950 / ?f7"/></draw:enhanced-geometry></draw:custom-shape><draw:custom-shape svg:x="11.39583in" svg:y="4.13081in" svg:width="1.60985in" svg:height="0.23922in" draw:id="id86" draw:style-name="a88" draw:name="Rectangle 16"><svg:title/><svg:desc/><text:p text:style-name="Normal"><text:span text:style-name="T69">ObjetADegats</text:span></text:p><draw:enhanced-geometry draw:type="non-primitive" svg:viewBox="0 0 21600 21600" draw:enhanced-path="M 0 0 L 21600 0 21600 21600 0 21600 Z N"/></draw:custom-shape><draw:custom-shape svg:x="11.11806in" svg:y="4.35375in" svg:width="1.77778in" svg:height="0in" draw:id="id87" draw:style-name="a89" draw:name="Shape 17"><svg:title/><svg:desc/><draw:enhanced-geometry draw:type="non-primitive" svg:viewBox="0 0 1625600 0" draw:enhanced-path="M 0 0 L 1625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25600"/><draw:equation draw:name="f7" draw:formula="?f4 / 0"/><draw:equation draw:name="f8" draw:formula="0 / ?f6"/><draw:equation draw:name="f9" draw:formula="1625600 / ?f6"/><draw:equation draw:name="f10" draw:formula="0 / ?f7"/></draw:enhanced-geometry></draw:custom-shape><draw:custom-shape svg:x="11.17361in" svg:y="4.42206in" svg:width="0.08612in" svg:height="0.23922in" draw:id="id88" draw:style-name="a90" draw:name="Rectangle 613"><svg:title/><svg:desc/><text:p text:style-name="Normal"><text:span text:style-name="T70">-</text:span></text:p><draw:enhanced-geometry draw:type="non-primitive" svg:viewBox="0 0 21600 21600" draw:enhanced-path="M 0 0 L 21600 0 21600 21600 0 21600 Z N"/></draw:custom-shape><draw:custom-shape svg:x="11.23836in" svg:y="4.42206in" svg:width="1.337in" svg:height="0.23922in" draw:id="id89" draw:style-name="a91" draw:name="Rectangle 614"><svg:title/><svg:desc/><text:p text:style-name="Normal"><text:span text:style-name="T71"><text:s/>degats : int</text:span></text:p><draw:enhanced-geometry draw:type="non-primitive" svg:viewBox="0 0 21600 21600" draw:enhanced-path="M 0 0 L 21600 0 21600 21600 0 21600 Z N"/></draw:custom-shape><draw:custom-shape svg:x="0in" svg:y="7.77778in" svg:width="1.64583in" svg:height="1.78472in" draw:id="id90" draw:style-name="a92" draw:name="Shape 21"><svg:title/><svg:desc/><draw:enhanced-geometry draw:type="non-primitive" svg:viewBox="0 0 1504950 1631950" draw:enhanced-path="M 0 0 L 1504950 0 1504950 1631950 0 16319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04950"/><draw:equation draw:name="f7" draw:formula="?f4 / 1631950"/><draw:equation draw:name="f8" draw:formula="0 / ?f6"/><draw:equation draw:name="f9" draw:formula="1504950 / ?f6"/><draw:equation draw:name="f10" draw:formula="0 / ?f7"/><draw:equation draw:name="f11" draw:formula="1631950 / ?f7"/></draw:enhanced-geometry></draw:custom-shape><draw:custom-shape svg:x="0.67361in" svg:y="7.8808in" svg:width="0.38792in" svg:height="0.23922in" draw:id="id91" draw:style-name="a93" draw:name="Rectangle 22"><svg:title/><svg:desc/><text:p text:style-name="Normal"><text:span text:style-name="T72">Arc</text:span></text:p><draw:enhanced-geometry draw:type="non-primitive" svg:viewBox="0 0 21600 21600" draw:enhanced-path="M 0 0 L 21600 0 21600 21600 0 21600 Z N"/></draw:custom-shape><draw:custom-shape svg:x="0.00694in" svg:y="8.10375in" svg:width="1.63889in" svg:height="0in" draw:id="id92" draw:style-name="a94" draw:name="Shape 23"><svg:title/><svg:desc/><draw:enhanced-geometry draw:type="non-primitive" svg:viewBox="0 0 1498600 0" draw:enhanced-path="M 0 0 L 1498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98600"/><draw:equation draw:name="f7" draw:formula="?f4 / 0"/><draw:equation draw:name="f8" draw:formula="0 / ?f6"/><draw:equation draw:name="f9" draw:formula="1498600 / ?f6"/><draw:equation draw:name="f10" draw:formula="0 / ?f7"/></draw:enhanced-geometry></draw:custom-shape><draw:custom-shape svg:x="0.0625in" svg:y="8.17206in" svg:width="0.08612in" svg:height="0.23922in" draw:id="id93" draw:style-name="a95" draw:name="Rectangle 621"><svg:title/><svg:desc/><text:p text:style-name="Normal"><text:span text:style-name="T73">-</text:span></text:p><draw:enhanced-geometry draw:type="non-primitive" svg:viewBox="0 0 21600 21600" draw:enhanced-path="M 0 0 L 21600 0 21600 21600 0 21600 Z N"/></draw:custom-shape><draw:custom-shape svg:x="0.12725in" svg:y="8.17206in" svg:width="1.43764in" svg:height="0.23922in" draw:id="id94" draw:style-name="a96" draw:name="Rectangle 622"><svg:title/><svg:desc/><text:p text:style-name="Normal"><text:span text:style-name="T74"><text:s/>portee: float</text:span></text:p><draw:enhanced-geometry draw:type="non-primitive" svg:viewBox="0 0 21600 21600" draw:enhanced-path="M 0 0 L 21600 0 21600 21600 0 21600 Z N"/></draw:custom-shape><draw:custom-shape svg:x="0.00694in" svg:y="8.83847in" svg:width="1.63889in" svg:height="0in" draw:id="id95" draw:style-name="a97" draw:name="Shape 25"><svg:title/><svg:desc/><draw:enhanced-geometry draw:type="non-primitive" svg:viewBox="0 0 1498600 0" draw:enhanced-path="M 0 0 L 1498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98600"/><draw:equation draw:name="f7" draw:formula="?f4 / 0"/><draw:equation draw:name="f8" draw:formula="0 / ?f6"/><draw:equation draw:name="f9" draw:formula="1498600 / ?f6"/><draw:equation draw:name="f10" draw:formula="0 / ?f7"/></draw:enhanced-geometry></draw:custom-shape><draw:custom-shape svg:x="8.75in" svg:y="6.66667in" svg:width="2.89583in" svg:height="1.22917in" draw:id="id96" draw:style-name="a98" draw:name="Shape 27"><svg:title/><svg:desc/><draw:enhanced-geometry draw:type="non-primitive" svg:viewBox="0 0 2647950 1123950" draw:enhanced-path="M 0 0 L 2514600 0 2647950 152400 2647950 1123950 0 11239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47950"/><draw:equation draw:name="f7" draw:formula="?f4 / 1123950"/><draw:equation draw:name="f8" draw:formula="0 / ?f6"/><draw:equation draw:name="f9" draw:formula="2647950 / ?f6"/><draw:equation draw:name="f10" draw:formula="0 / ?f7"/><draw:equation draw:name="f11" draw:formula="1123950 / ?f7"/></draw:enhanced-geometry></draw:custom-shape><draw:custom-shape svg:x="8.75in" svg:y="6.66667in" svg:width="2.89583in" svg:height="1.22917in" draw:id="id97" draw:style-name="a99" draw:name="Shape 28"><svg:title/><svg:desc/><draw:enhanced-geometry draw:type="non-primitive" svg:viewBox="0 0 2647950 1123950" draw:enhanced-path="M 0 0 L 2514600 0 2647950 152400 2647950 1123950 0 112395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47950"/><draw:equation draw:name="f7" draw:formula="?f4 / 1123950"/><draw:equation draw:name="f8" draw:formula="0 / ?f6"/><draw:equation draw:name="f9" draw:formula="2647950 / ?f6"/><draw:equation draw:name="f10" draw:formula="0 / ?f7"/><draw:equation draw:name="f11" draw:formula="1123950 / ?f7"/></draw:enhanced-geometry></draw:custom-shape><draw:custom-shape svg:x="11.5in" svg:y="6.66667in" svg:width="0.14583in" svg:height="0.16667in" draw:id="id98" draw:style-name="a100" draw:name="Shape 29"><svg:title/><svg:desc/><draw:enhanced-geometry draw:type="non-primitive" svg:viewBox="0 0 133350 152400" draw:enhanced-path="M 0 0 L 0 152400 133350 15240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350"/><draw:equation draw:name="f7" draw:formula="?f4 / 152400"/><draw:equation draw:name="f8" draw:formula="0 / ?f6"/><draw:equation draw:name="f9" draw:formula="133350 / ?f6"/><draw:equation draw:name="f10" draw:formula="0 / ?f7"/><draw:equation draw:name="f11" draw:formula="152400 / ?f7"/></draw:enhanced-geometry></draw:custom-shape><draw:custom-shape svg:x="8.8125in" svg:y="6.76969in" svg:width="2.84653in" svg:height="0.23921in" draw:id="id99" draw:style-name="a101" draw:name="Rectangle 30"><svg:title/><svg:desc/><text:p text:style-name="Normal"><text:span text:style-name="T75">chaque effet est géré diff</text:span></text:p><draw:enhanced-geometry draw:type="non-primitive" svg:viewBox="0 0 21600 21600" draw:enhanced-path="M 0 0 L 21600 0 21600 21600 0 21600 Z N"/></draw:custom-shape><draw:custom-shape svg:x="8.8125in" svg:y="6.9915in" svg:width="1.75396in" svg:height="0.23922in" draw:id="id100" draw:style-name="a102" draw:name="Rectangle 31"><svg:title/><svg:desc/><text:p text:style-name="Normal"><text:span text:style-name="T76">ex : ajout de pv</text:span></text:p><draw:enhanced-geometry draw:type="non-primitive" svg:viewBox="0 0 21600 21600" draw:enhanced-path="M 0 0 L 21600 0 21600 21600 0 21600 Z N"/></draw:custom-shape><draw:custom-shape svg:x="8.8125in" svg:y="7.21331in" svg:width="3.50804in" svg:height="0.23921in" draw:id="id101" draw:style-name="a103" draw:name="Rectangle 32"><svg:title/><svg:desc/><text:p text:style-name="Normal"><text:span text:style-name="T77">Les objets de quête ont diff util</text:span></text:p><draw:enhanced-geometry draw:type="non-primitive" svg:viewBox="0 0 21600 21600" draw:enhanced-path="M 0 0 L 21600 0 21600 21600 0 21600 Z N"/></draw:custom-shape><draw:custom-shape svg:x="3.47222in" svg:y="5.27778in" svg:width="1.50694in" svg:height="0.8125in" draw:id="id102" draw:style-name="a104" draw:name="Shape 35"><svg:title/><svg:desc/><draw:enhanced-geometry draw:type="non-primitive" svg:viewBox="0 0 1377950 742950" draw:enhanced-path="M 0 0 L 1377950 0 1377950 742950 0 7429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77950"/><draw:equation draw:name="f7" draw:formula="?f4 / 742950"/><draw:equation draw:name="f8" draw:formula="0 / ?f6"/><draw:equation draw:name="f9" draw:formula="1377950 / ?f6"/><draw:equation draw:name="f10" draw:formula="0 / ?f7"/><draw:equation draw:name="f11" draw:formula="742950 / ?f7"/></draw:enhanced-geometry></draw:custom-shape><draw:custom-shape svg:x="3.85417in" svg:y="5.38081in" svg:width="0.97729in" svg:height="0.23922in" draw:id="id103" draw:style-name="a105" draw:name="Rectangle 36"><svg:title/><svg:desc/><text:p text:style-name="Normal"><text:span text:style-name="T78">Armures</text:span></text:p><draw:enhanced-geometry draw:type="non-primitive" svg:viewBox="0 0 21600 21600" draw:enhanced-path="M 0 0 L 21600 0 21600 21600 0 21600 Z N"/></draw:custom-shape><draw:custom-shape svg:x="3.47917in" svg:y="5.60375in" svg:width="1.5in" svg:height="0in" draw:id="id104" draw:style-name="a106" draw:name="Shape 37"><svg:title/><svg:desc/><draw:enhanced-geometry draw:type="non-primitive" svg:viewBox="0 0 1371600 0" draw:enhanced-path="M 0 0 L 1371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71600"/><draw:equation draw:name="f7" draw:formula="?f4 / 0"/><draw:equation draw:name="f8" draw:formula="0 / ?f6"/><draw:equation draw:name="f9" draw:formula="1371600 / ?f6"/><draw:equation draw:name="f10" draw:formula="0 / ?f7"/></draw:enhanced-geometry></draw:custom-shape><draw:custom-shape svg:x="3.59947in" svg:y="5.67206in" svg:width="1.69625in" svg:height="0.23922in" draw:id="id105" draw:style-name="a107" draw:name="Rectangle 620"><svg:title/><svg:desc/><text:p text:style-name="Normal"><text:span text:style-name="T79"><text:s/>protection : int</text:span></text:p><draw:enhanced-geometry draw:type="non-primitive" svg:viewBox="0 0 21600 21600" draw:enhanced-path="M 0 0 L 21600 0 21600 21600 0 21600 Z N"/></draw:custom-shape><draw:custom-shape svg:x="3.53472in" svg:y="5.67206in" svg:width="0.08612in" svg:height="0.23922in" draw:id="id106" draw:style-name="a108" draw:name="Rectangle 619"><svg:title/><svg:desc/><text:p text:style-name="Normal"><text:span text:style-name="T80">-</text:span></text:p><draw:enhanced-geometry draw:type="non-primitive" svg:viewBox="0 0 21600 21600" draw:enhanced-path="M 0 0 L 21600 0 21600 21600 0 21600 Z N"/></draw:custom-shape><draw:custom-shape svg:x="0.13889in" svg:y="5.27778in" svg:width="1.36806in" svg:height="0.8125in" draw:id="id107" draw:style-name="a109" draw:name="Shape 41"><svg:title/><svg:desc/><draw:enhanced-geometry draw:type="non-primitive" svg:viewBox="0 0 1250950 742950" draw:enhanced-path="M 0 0 L 1250950 0 1250950 742950 0 7429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50950"/><draw:equation draw:name="f7" draw:formula="?f4 / 742950"/><draw:equation draw:name="f8" draw:formula="0 / ?f6"/><draw:equation draw:name="f9" draw:formula="1250950 / ?f6"/><draw:equation draw:name="f10" draw:formula="0 / ?f7"/><draw:equation draw:name="f11" draw:formula="742950 / ?f7"/></draw:enhanced-geometry></draw:custom-shape><draw:custom-shape svg:x="0.54861in" svg:y="5.38081in" svg:width="0.74739in" svg:height="0.23922in" draw:id="id108" draw:style-name="a110" draw:name="Rectangle 42"><svg:title/><svg:desc/><text:p text:style-name="Normal"><text:span text:style-name="T81">Armes</text:span></text:p><draw:enhanced-geometry draw:type="non-primitive" svg:viewBox="0 0 21600 21600" draw:enhanced-path="M 0 0 L 21600 0 21600 21600 0 21600 Z N"/></draw:custom-shape><draw:custom-shape svg:x="0.14583in" svg:y="5.60375in" svg:width="1.36111in" svg:height="0in" draw:id="id109" draw:style-name="a111" draw:name="Shape 43"><svg:title/><svg:desc/><draw:enhanced-geometry draw:type="non-primitive" svg:viewBox="0 0 1244600 0" draw:enhanced-path="M 0 0 L 1244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44600"/><draw:equation draw:name="f7" draw:formula="?f4 / 0"/><draw:equation draw:name="f8" draw:formula="0 / ?f6"/><draw:equation draw:name="f9" draw:formula="1244600 / ?f6"/><draw:equation draw:name="f10" draw:formula="0 / ?f7"/></draw:enhanced-geometry></draw:custom-shape><draw:custom-shape svg:x="0.26614in" svg:y="5.67206in" svg:width="1.337in" svg:height="0.23922in" draw:id="id110" draw:style-name="a112" draw:name="Rectangle 616"><svg:title/><svg:desc/><text:p text:style-name="Normal"><text:span text:style-name="T82"><text:s/>dégats : int</text:span></text:p><draw:enhanced-geometry draw:type="non-primitive" svg:viewBox="0 0 21600 21600" draw:enhanced-path="M 0 0 L 21600 0 21600 21600 0 21600 Z N"/></draw:custom-shape><draw:custom-shape svg:x="0.20139in" svg:y="5.67206in" svg:width="0.08612in" svg:height="0.23922in" draw:id="id111" draw:style-name="a113" draw:name="Rectangle 615"><svg:title/><svg:desc/><text:p text:style-name="Normal"><text:span text:style-name="T83">-</text:span></text:p><draw:enhanced-geometry draw:type="non-primitive" svg:viewBox="0 0 21600 21600" draw:enhanced-path="M 0 0 L 21600 0 21600 21600 0 21600 Z N"/></draw:custom-shape><draw:custom-shape svg:x="1.80556in" svg:y="5.27778in" svg:width="1.50694in" svg:height="0.8125in" draw:id="id112" draw:style-name="a114" draw:name="Shape 47"><svg:title/><svg:desc/><draw:enhanced-geometry draw:type="non-primitive" svg:viewBox="0 0 1377950 742950" draw:enhanced-path="M 0 0 L 1377950 0 1377950 742950 0 7429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77950"/><draw:equation draw:name="f7" draw:formula="?f4 / 742950"/><draw:equation draw:name="f8" draw:formula="0 / ?f6"/><draw:equation draw:name="f9" draw:formula="1377950 / ?f6"/><draw:equation draw:name="f10" draw:formula="0 / ?f7"/><draw:equation draw:name="f11" draw:formula="742950 / ?f7"/></draw:enhanced-geometry></draw:custom-shape><draw:custom-shape svg:x="2.20139in" svg:y="5.38081in" svg:width="0.9341in" svg:height="0.23922in" draw:id="id113" draw:style-name="a115" draw:name="Rectangle 48"><svg:title/><svg:desc/><text:p text:style-name="Normal"><text:span text:style-name="T84">Bouclier</text:span></text:p><draw:enhanced-geometry draw:type="non-primitive" svg:viewBox="0 0 21600 21600" draw:enhanced-path="M 0 0 L 21600 0 21600 21600 0 21600 Z N"/></draw:custom-shape><draw:custom-shape svg:x="1.8125in" svg:y="5.60375in" svg:width="1.5in" svg:height="0in" draw:id="id114" draw:style-name="a116" draw:name="Shape 49"><svg:title/><svg:desc/><draw:enhanced-geometry draw:type="non-primitive" svg:viewBox="0 0 1371600 0" draw:enhanced-path="M 0 0 L 1371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71600"/><draw:equation draw:name="f7" draw:formula="?f4 / 0"/><draw:equation draw:name="f8" draw:formula="0 / ?f6"/><draw:equation draw:name="f9" draw:formula="1371600 / ?f6"/><draw:equation draw:name="f10" draw:formula="0 / ?f7"/></draw:enhanced-geometry></draw:custom-shape><draw:custom-shape svg:x="1.93281in" svg:y="5.67206in" svg:width="1.69625in" svg:height="0.23922in" draw:id="id115" draw:style-name="a117" draw:name="Rectangle 618"><svg:title/><svg:desc/><text:p text:style-name="Normal"><text:span text:style-name="T85"><text:s/>protection : int</text:span></text:p><draw:enhanced-geometry draw:type="non-primitive" svg:viewBox="0 0 21600 21600" draw:enhanced-path="M 0 0 L 21600 0 21600 21600 0 21600 Z N"/></draw:custom-shape><draw:custom-shape svg:x="1.86806in" svg:y="5.67206in" svg:width="0.08612in" svg:height="0.23922in" draw:id="id116" draw:style-name="a118" draw:name="Rectangle 617"><svg:title/><svg:desc/><text:p text:style-name="Normal"><text:span text:style-name="T86">-</text:span></text:p><draw:enhanced-geometry draw:type="non-primitive" svg:viewBox="0 0 21600 21600" draw:enhanced-path="M 0 0 L 21600 0 21600 21600 0 21600 Z N"/></draw:custom-shape><draw:custom-shape svg:x="10.97222in" svg:y="0.83333in" svg:width="2.47917in" svg:height="1.78472in" draw:id="id117" draw:style-name="a119" draw:name="Shape 53"><svg:title/><svg:desc/><draw:enhanced-geometry draw:type="non-primitive" svg:viewBox="0 0 2266950 1631950" draw:enhanced-path="M 0 0 L 2266950 0 2266950 1631950 0 16319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66950"/><draw:equation draw:name="f7" draw:formula="?f4 / 1631950"/><draw:equation draw:name="f8" draw:formula="0 / ?f6"/><draw:equation draw:name="f9" draw:formula="2266950 / ?f6"/><draw:equation draw:name="f10" draw:formula="0 / ?f7"/><draw:equation draw:name="f11" draw:formula="1631950 / ?f7"/></draw:enhanced-geometry></draw:custom-shape><draw:custom-shape svg:x="11.65972in" svg:y="0.93636in" svg:width="1.46607in" svg:height="0.23922in" draw:id="id118" draw:style-name="a120" draw:name="Rectangle 54"><svg:title/><svg:desc/><text:p text:style-name="Normal"><text:span text:style-name="T87">ObjetSpecial</text:span></text:p><draw:enhanced-geometry draw:type="non-primitive" svg:viewBox="0 0 21600 21600" draw:enhanced-path="M 0 0 L 21600 0 21600 21600 0 21600 Z N"/></draw:custom-shape><draw:custom-shape svg:x="10.97917in" svg:y="1.15931in" svg:width="2.47222in" svg:height="0in" draw:id="id119" draw:style-name="a121" draw:name="Shape 55"><svg:title/><svg:desc/><draw:enhanced-geometry draw:type="non-primitive" svg:viewBox="0 0 2260600 0" draw:enhanced-path="M 0 0 L 2260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60600"/><draw:equation draw:name="f7" draw:formula="?f4 / 0"/><draw:equation draw:name="f8" draw:formula="0 / ?f6"/><draw:equation draw:name="f9" draw:formula="2260600 / ?f6"/><draw:equation draw:name="f10" draw:formula="0 / ?f7"/></draw:enhanced-geometry></draw:custom-shape><draw:custom-shape svg:x="11.09947in" svg:y="1.22761in" svg:width="1.52351in" svg:height="0.23922in" draw:id="id120" draw:style-name="a122" draw:name="Rectangle 600"><svg:title/><svg:desc/><text:p text:style-name="Normal"><text:span text:style-name="T88"><text:s/>utilite : string</text:span></text:p><draw:enhanced-geometry draw:type="non-primitive" svg:viewBox="0 0 21600 21600" draw:enhanced-path="M 0 0 L 21600 0 21600 21600 0 21600 Z N"/></draw:custom-shape><draw:custom-shape svg:x="11.03472in" svg:y="1.22761in" svg:width="0.08612in" svg:height="0.23922in" draw:id="id121" draw:style-name="a123" draw:name="Rectangle 599"><svg:title/><svg:desc/><text:p text:style-name="Normal"><text:span text:style-name="T89">-</text:span></text:p><draw:enhanced-geometry draw:type="non-primitive" svg:viewBox="0 0 21600 21600" draw:enhanced-path="M 0 0 L 21600 0 21600 21600 0 21600 Z N"/></draw:custom-shape><draw:custom-shape svg:x="11.03472in" svg:y="1.44942in" svg:width="0.07189in" svg:height="0.23922in" draw:id="id122" draw:style-name="a124" draw:name="Rectangle 57"><svg:title/><svg:desc/><text:p text:style-name="Normal"><text:span text:style-name="T90"><text:s/></text:span></text:p><draw:enhanced-geometry draw:type="non-primitive" svg:viewBox="0 0 21600 21600" draw:enhanced-path="M 0 0 L 21600 0 21600 21600 0 21600 Z N"/></draw:custom-shape><draw:custom-shape svg:x="10.97917in" svg:y="1.67236in" svg:width="2.47222in" svg:height="0in" draw:id="id123" draw:style-name="a125" draw:name="Shape 58"><svg:title/><svg:desc/><draw:enhanced-geometry draw:type="non-primitive" svg:viewBox="0 0 2260600 0" draw:enhanced-path="M 0 0 L 2260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60600"/><draw:equation draw:name="f7" draw:formula="?f4 / 0"/><draw:equation draw:name="f8" draw:formula="0 / ?f6"/><draw:equation draw:name="f9" draw:formula="2260600 / ?f6"/><draw:equation draw:name="f10" draw:formula="0 / ?f7"/></draw:enhanced-geometry></draw:custom-shape><draw:custom-shape svg:x="6.25in" svg:y="2.08333in" svg:width="2.47917in" svg:height="1.64583in" draw:id="id124" draw:style-name="a126" draw:name="Shape 61"><svg:title/><svg:desc/><draw:enhanced-geometry draw:type="non-primitive" svg:viewBox="0 0 2266950 1504950" draw:enhanced-path="M 0 0 L 2266950 0 2266950 1504950 0 15049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66950"/><draw:equation draw:name="f7" draw:formula="?f4 / 1504950"/><draw:equation draw:name="f8" draw:formula="0 / ?f6"/><draw:equation draw:name="f9" draw:formula="2266950 / ?f6"/><draw:equation draw:name="f10" draw:formula="0 / ?f7"/><draw:equation draw:name="f11" draw:formula="1504950 / ?f7"/></draw:enhanced-geometry></draw:custom-shape><draw:custom-shape svg:x="6.8125in" svg:y="2.18636in" svg:width="1.79683in" svg:height="0.23922in" draw:id="id125" draw:style-name="a127" draw:name="Rectangle 62"><svg:title/><svg:desc/><text:p text:style-name="Normal"><text:span text:style-name="T91">Consommables</text:span></text:p><draw:enhanced-geometry draw:type="non-primitive" svg:viewBox="0 0 21600 21600" draw:enhanced-path="M 0 0 L 21600 0 21600 21600 0 21600 Z N"/></draw:custom-shape><draw:custom-shape svg:x="6.25694in" svg:y="2.40931in" svg:width="2.47222in" svg:height="0in" draw:id="id126" draw:style-name="a128" draw:name="Shape 63"><svg:title/><svg:desc/><draw:enhanced-geometry draw:type="non-primitive" svg:viewBox="0 0 2260600 0" draw:enhanced-path="M 0 0 L 2260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60600"/><draw:equation draw:name="f7" draw:formula="?f4 / 0"/><draw:equation draw:name="f8" draw:formula="0 / ?f6"/><draw:equation draw:name="f9" draw:formula="2260600 / ?f6"/><draw:equation draw:name="f10" draw:formula="0 / ?f7"/></draw:enhanced-geometry></draw:custom-shape><draw:custom-shape svg:x="6.3125in" svg:y="2.47761in" svg:width="0.08612in" svg:height="0.23922in" draw:id="id127" draw:style-name="a129" draw:name="Rectangle 603"><svg:title/><svg:desc/><text:p text:style-name="Normal"><text:span text:style-name="T92">-</text:span></text:p><draw:enhanced-geometry draw:type="non-primitive" svg:viewBox="0 0 21600 21600" draw:enhanced-path="M 0 0 L 21600 0 21600 21600 0 21600 Z N"/></draw:custom-shape><draw:custom-shape svg:x="6.37725in" svg:y="2.47761in" svg:width="1.91181in" svg:height="0.23922in" draw:id="id128" draw:style-name="a130" draw:name="Rectangle 604"><svg:title/><svg:desc/><text:p text:style-name="Normal"><text:span text:style-name="T93"><text:s/>statsBoost: float</text:span></text:p><draw:enhanced-geometry draw:type="non-primitive" svg:viewBox="0 0 21600 21600" draw:enhanced-path="M 0 0 L 21600 0 21600 21600 0 21600 Z N"/></draw:custom-shape><draw:custom-shape svg:x="6.3125in" svg:y="2.69942in" svg:width="0.08612in" svg:height="0.23921in" draw:id="id129" draw:style-name="a131" draw:name="Rectangle 607"><svg:title/><svg:desc/><text:p text:style-name="Normal"><text:span text:style-name="T94">-</text:span></text:p><draw:enhanced-geometry draw:type="non-primitive" svg:viewBox="0 0 21600 21600" draw:enhanced-path="M 0 0 L 21600 0 21600 21600 0 21600 Z N"/></draw:custom-shape><draw:custom-shape svg:x="6.37726in" svg:y="2.69942in" svg:width="2.4866in" svg:height="0.23921in" draw:id="id130" draw:style-name="a132" draw:name="Rectangle 608"><svg:title/><svg:desc/><text:p text:style-name="Normal"><text:span text:style-name="T95"><text:s/>nombreUtilisation: int</text:span></text:p><draw:enhanced-geometry draw:type="non-primitive" svg:viewBox="0 0 21600 21600" draw:enhanced-path="M 0 0 L 21600 0 21600 21600 0 21600 Z N"/></draw:custom-shape><draw:custom-shape svg:x="6.25694in" svg:y="2.92236in" svg:width="2.47222in" svg:height="0in" draw:id="id131" draw:style-name="a133" draw:name="Shape 66"><svg:title/><svg:desc/><draw:enhanced-geometry draw:type="non-primitive" svg:viewBox="0 0 2260600 0" draw:enhanced-path="M 0 0 L 2260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60600"/><draw:equation draw:name="f7" draw:formula="?f4 / 0"/><draw:equation draw:name="f8" draw:formula="0 / ?f6"/><draw:equation draw:name="f9" draw:formula="2260600 / ?f6"/><draw:equation draw:name="f10" draw:formula="0 / ?f7"/></draw:enhanced-geometry></draw:custom-shape><draw:custom-shape svg:x="0.41667in" svg:y="2.08333in" svg:width="3.72917in" svg:height="1.50694in" draw:id="id132" draw:style-name="a134" draw:name="Shape 69"><svg:title/><svg:desc/><draw:enhanced-geometry draw:type="non-primitive" svg:viewBox="0 0 3409950 1377950" draw:enhanced-path="M 0 0 L 3409950 0 3409950 1377950 0 13779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09950"/><draw:equation draw:name="f7" draw:formula="?f4 / 1377950"/><draw:equation draw:name="f8" draw:formula="0 / ?f6"/><draw:equation draw:name="f9" draw:formula="3409950 / ?f6"/><draw:equation draw:name="f10" draw:formula="0 / ?f7"/><draw:equation draw:name="f11" draw:formula="1377950 / ?f7"/></draw:enhanced-geometry></draw:custom-shape><draw:custom-shape svg:x="1.75694in" svg:y="2.18636in" svg:width="1.38021in" svg:height="0.23922in" draw:id="id133" draw:style-name="a135" draw:name="Rectangle 70"><svg:title/><svg:desc/><text:p text:style-name="Normal"><text:span text:style-name="T96">Equipement</text:span></text:p><draw:enhanced-geometry draw:type="non-primitive" svg:viewBox="0 0 21600 21600" draw:enhanced-path="M 0 0 L 21600 0 21600 21600 0 21600 Z N"/></draw:custom-shape><draw:custom-shape svg:x="0.42361in" svg:y="2.40931in" svg:width="3.72222in" svg:height="0in" draw:id="id134" draw:style-name="a136" draw:name="Shape 71"><svg:title/><svg:desc/><draw:enhanced-geometry draw:type="non-primitive" svg:viewBox="0 0 3403600 0" draw:enhanced-path="M 0 0 L 3403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03600"/><draw:equation draw:name="f7" draw:formula="?f4 / 0"/><draw:equation draw:name="f8" draw:formula="0 / ?f6"/><draw:equation draw:name="f9" draw:formula="3403600 / ?f6"/><draw:equation draw:name="f10" draw:formula="0 / ?f7"/></draw:enhanced-geometry></draw:custom-shape><draw:custom-shape svg:x="0.54392in" svg:y="2.47761in" svg:width="2.50124in" svg:height="0.23922in" draw:id="id135" draw:style-name="a137" draw:name="Rectangle 602"><svg:title/><svg:desc/><text:p text:style-name="Normal"><text:span text:style-name="T97"><text:s/>idEquipement : string</text:span></text:p><draw:enhanced-geometry draw:type="non-primitive" svg:viewBox="0 0 21600 21600" draw:enhanced-path="M 0 0 L 21600 0 21600 21600 0 21600 Z N"/></draw:custom-shape><draw:custom-shape svg:x="0.47917in" svg:y="2.47761in" svg:width="0.08612in" svg:height="0.23922in" draw:id="id136" draw:style-name="a138" draw:name="Rectangle 601"><svg:title/><svg:desc/><text:p text:style-name="Normal"><text:span text:style-name="T98">-</text:span></text:p><draw:enhanced-geometry draw:type="non-primitive" svg:viewBox="0 0 21600 21600" draw:enhanced-path="M 0 0 L 21600 0 21600 21600 0 21600 Z N"/></draw:custom-shape><draw:custom-shape svg:x="0.54392in" svg:y="2.69942in" svg:width="1.9118in" svg:height="0.23921in" draw:id="id137" draw:style-name="a139" draw:name="Rectangle 606"><svg:title/><svg:desc/><text:p text:style-name="Normal"><text:span text:style-name="T99"><text:s/>libEquip: string <text:s/></text:span></text:p><draw:enhanced-geometry draw:type="non-primitive" svg:viewBox="0 0 21600 21600" draw:enhanced-path="M 0 0 L 21600 0 21600 21600 0 21600 Z N"/></draw:custom-shape><draw:custom-shape svg:x="0.47917in" svg:y="2.69942in" svg:width="0.08612in" svg:height="0.23921in" draw:id="id138" draw:style-name="a140" draw:name="Rectangle 605"><svg:title/><svg:desc/><text:p text:style-name="Normal"><text:span text:style-name="T100">-</text:span></text:p><draw:enhanced-geometry draw:type="non-primitive" svg:viewBox="0 0 21600 21600" draw:enhanced-path="M 0 0 L 21600 0 21600 21600 0 21600 Z N"/></draw:custom-shape><draw:custom-shape svg:x="4.16667in" svg:y="0in" svg:width="2.89583in" svg:height="1.64583in" draw:id="id139" draw:style-name="a141" draw:name="Shape 76"><svg:title/><svg:desc/><draw:enhanced-geometry draw:type="non-primitive" svg:viewBox="0 0 2647950 1504950" draw:enhanced-path="M 0 0 L 2647950 0 2647950 1504950 0 15049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47950"/><draw:equation draw:name="f7" draw:formula="?f4 / 1504950"/><draw:equation draw:name="f8" draw:formula="0 / ?f6"/><draw:equation draw:name="f9" draw:formula="2647950 / ?f6"/><draw:equation draw:name="f10" draw:formula="0 / ?f7"/><draw:equation draw:name="f11" draw:formula="1504950 / ?f7"/></draw:enhanced-geometry></draw:custom-shape><draw:custom-shape svg:x="5.14583in" svg:y="0.10303in" svg:width="1.20746in" svg:height="0.23922in" draw:id="id140" draw:style-name="a142" draw:name="Rectangle 77"><svg:title/><svg:desc/><text:p text:style-name="Normal"><text:span text:style-name="T101">«abstract»</text:span></text:p><draw:enhanced-geometry draw:type="non-primitive" svg:viewBox="0 0 21600 21600" draw:enhanced-path="M 0 0 L 21600 0 21600 21600 0 21600 Z N"/></draw:custom-shape><draw:custom-shape svg:x="5.38194in" svg:y="0.32483in" svg:width="0.61812in" svg:height="0.23922in" draw:id="id141" draw:style-name="a143" draw:name="Rectangle 78"><svg:title/><svg:desc/><text:p text:style-name="Normal"><text:span text:style-name="T102">Objet</text:span></text:p><draw:enhanced-geometry draw:type="non-primitive" svg:viewBox="0 0 21600 21600" draw:enhanced-path="M 0 0 L 21600 0 21600 21600 0 21600 Z N"/></draw:custom-shape><draw:custom-shape svg:x="4.17361in" svg:y="0.54778in" svg:width="2.88889in" svg:height="0in" draw:id="id142" draw:style-name="a144" draw:name="Shape 79"><svg:title/><svg:desc/><draw:enhanced-geometry draw:type="non-primitive" svg:viewBox="0 0 2641600 0" draw:enhanced-path="M 0 0 L 26416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41600"/><draw:equation draw:name="f7" draw:formula="?f4 / 0"/><draw:equation draw:name="f8" draw:formula="0 / ?f6"/><draw:equation draw:name="f9" draw:formula="2641600 / ?f6"/><draw:equation draw:name="f10" draw:formula="0 / ?f7"/></draw:enhanced-geometry></draw:custom-shape><draw:custom-shape svg:x="4.29391in" svg:y="0.61608in" svg:width="1.49472in" svg:height="0.23922in" draw:id="id143" draw:style-name="a145" draw:name="Rectangle 594"><svg:title/><svg:desc/><text:p text:style-name="Normal"><text:span text:style-name="T103"><text:s/>carte : Carte</text:span></text:p><draw:enhanced-geometry draw:type="non-primitive" svg:viewBox="0 0 21600 21600" draw:enhanced-path="M 0 0 L 21600 0 21600 21600 0 21600 Z N"/></draw:custom-shape><draw:custom-shape svg:x="4.22917in" svg:y="0.61608in" svg:width="0.08612in" svg:height="0.23922in" draw:id="id144" draw:style-name="a146" draw:name="Rectangle 593"><svg:title/><svg:desc/><text:p text:style-name="Normal"><text:span text:style-name="T104">-</text:span></text:p><draw:enhanced-geometry draw:type="non-primitive" svg:viewBox="0 0 21600 21600" draw:enhanced-path="M 0 0 L 21600 0 21600 21600 0 21600 Z N"/></draw:custom-shape><draw:custom-shape svg:x="4.29392in" svg:y="0.83775in" svg:width="1.3942in" svg:height="0.23922in" draw:id="id145" draw:style-name="a147" draw:name="Rectangle 596"><svg:title/><svg:desc/><text:p text:style-name="Normal"><text:span text:style-name="T105"><text:s/>desc :string</text:span></text:p><draw:enhanced-geometry draw:type="non-primitive" svg:viewBox="0 0 21600 21600" draw:enhanced-path="M 0 0 L 21600 0 21600 21600 0 21600 Z N"/></draw:custom-shape><draw:custom-shape svg:x="4.22917in" svg:y="0.83775in" svg:width="0.08612in" svg:height="0.23922in" draw:id="id146" draw:style-name="a148" draw:name="Rectangle 595"><svg:title/><svg:desc/><text:p text:style-name="Normal"><text:span text:style-name="T106">-</text:span></text:p><draw:enhanced-geometry draw:type="non-primitive" svg:viewBox="0 0 21600 21600" draw:enhanced-path="M 0 0 L 21600 0 21600 21600 0 21600 Z N"/></draw:custom-shape><draw:custom-shape svg:x="4.29392in" svg:y="1.05956in" svg:width="1.42287in" svg:height="0.23922in" draw:id="id147" draw:style-name="a149" draw:name="Rectangle 598"><svg:title/><svg:desc/><text:p text:style-name="Normal"><text:span text:style-name="T107"><text:s/>nom : string</text:span></text:p><draw:enhanced-geometry draw:type="non-primitive" svg:viewBox="0 0 21600 21600" draw:enhanced-path="M 0 0 L 21600 0 21600 21600 0 21600 Z N"/></draw:custom-shape><draw:custom-shape svg:x="4.22917in" svg:y="1.05956in" svg:width="0.08612in" svg:height="0.23922in" draw:id="id148" draw:style-name="a150" draw:name="Rectangle 597"><svg:title/><svg:desc/><text:p text:style-name="Normal"><text:span text:style-name="T108">-</text:span></text:p><draw:enhanced-geometry draw:type="non-primitive" svg:viewBox="0 0 21600 21600" draw:enhanced-path="M 0 0 L 21600 0 21600 21600 0 21600 Z N"/></draw:custom-shape><draw:custom-shape svg:x="11.66667in" svg:y="2.65278in" svg:width="0in" svg:height="1.375in" draw:id="id149" draw:style-name="a151" draw:name="Shape 84"><svg:title/><svg:desc/><draw:enhanced-geometry draw:type="non-primitive" svg:viewBox="0 0 0 1257300" draw:enhanced-path="M 0 0 L 0 12573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57300"/><draw:equation draw:name="f8" draw:formula="0 / ?f6"/><draw:equation draw:name="f9" draw:formula="0 / ?f7"/><draw:equation draw:name="f10" draw:formula="1257300 / ?f7"/></draw:enhanced-geometry></draw:custom-shape><draw:custom-shape svg:x="11.57639in" svg:y="2.64583in" svg:width="0.18056in" svg:height="0.15639in" draw:id="id150" draw:style-name="a152" draw:name="Shape 85"><svg:title/><svg:desc/><draw:enhanced-geometry draw:type="non-primitive" svg:viewBox="0 0 165100 143002" draw:enhanced-path="M 82550 0 L 165100 143002 0 143002 8255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5100"/><draw:equation draw:name="f7" draw:formula="?f4 / 143002"/><draw:equation draw:name="f8" draw:formula="0 / ?f6"/><draw:equation draw:name="f9" draw:formula="165100 / ?f6"/><draw:equation draw:name="f10" draw:formula="0 / ?f7"/><draw:equation draw:name="f11" draw:formula="143002 / ?f7"/></draw:enhanced-geometry></draw:custom-shape><draw:custom-shape svg:x="11.57639in" svg:y="2.64583in" svg:width="0.18056in" svg:height="0.15639in" draw:id="id151" draw:style-name="a153" draw:name="Shape 86"><svg:title/><svg:desc/><draw:enhanced-geometry draw:type="non-primitive" svg:viewBox="0 0 165100 143002" draw:enhanced-path="M 0 143002 L 82550 0 165100 143002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5100"/><draw:equation draw:name="f7" draw:formula="?f4 / 143002"/><draw:equation draw:name="f8" draw:formula="0 / ?f6"/><draw:equation draw:name="f9" draw:formula="165100 / ?f6"/><draw:equation draw:name="f10" draw:formula="0 / ?f7"/><draw:equation draw:name="f11" draw:formula="143002 / ?f7"/></draw:enhanced-geometry></draw:custom-shape><draw:custom-shape svg:x="0.83333in" svg:y="6.125in" svg:width="0in" svg:height="1.65278in" draw:id="id152" draw:style-name="a154" draw:name="Shape 88"><svg:title/><svg:desc/><draw:enhanced-geometry draw:type="non-primitive" svg:viewBox="0 0 0 1511300" draw:enhanced-path="M 0 0 L 0 15113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1300"/><draw:equation draw:name="f8" draw:formula="0 / ?f6"/><draw:equation draw:name="f9" draw:formula="0 / ?f7"/><draw:equation draw:name="f10" draw:formula="1511300 / ?f7"/></draw:enhanced-geometry></draw:custom-shape><draw:custom-shape svg:x="0.74306in" svg:y="6.11806in" svg:width="0.18056in" svg:height="0.15639in" draw:id="id153" draw:style-name="a155" draw:name="Shape 89"><svg:title/><svg:desc/><draw:enhanced-geometry draw:type="non-primitive" svg:viewBox="0 0 165100 143002" draw:enhanced-path="M 82550 0 L 165100 143002 0 143002 8255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5100"/><draw:equation draw:name="f7" draw:formula="?f4 / 143002"/><draw:equation draw:name="f8" draw:formula="0 / ?f6"/><draw:equation draw:name="f9" draw:formula="165100 / ?f6"/><draw:equation draw:name="f10" draw:formula="0 / ?f7"/><draw:equation draw:name="f11" draw:formula="143002 / ?f7"/></draw:enhanced-geometry></draw:custom-shape><draw:custom-shape svg:x="0.74306in" svg:y="6.11806in" svg:width="0.18056in" svg:height="0.15639in" draw:id="id154" draw:style-name="a156" draw:name="Shape 90"><svg:title/><svg:desc/><draw:enhanced-geometry draw:type="non-primitive" svg:viewBox="0 0 165100 143002" draw:enhanced-path="M 0 143002 L 82550 0 165100 143002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5100"/><draw:equation draw:name="f7" draw:formula="?f4 / 143002"/><draw:equation draw:name="f8" draw:formula="0 / ?f6"/><draw:equation draw:name="f9" draw:formula="165100 / ?f6"/><draw:equation draw:name="f10" draw:formula="0 / ?f7"/><draw:equation draw:name="f11" draw:formula="143002 / ?f7"/></draw:enhanced-geometry></draw:custom-shape><draw:custom-shape svg:x="10.97222in" svg:y="2.63889in" svg:width="0in" svg:height="4.02778in" draw:id="id155" draw:style-name="a158" draw:name="Shape 92"><svg:title/><svg:desc/><draw:enhanced-geometry draw:type="non-primitive" svg:viewBox="0 0 0 3683000" draw:enhanced-path="M 0 0 L 0 36830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3683000"/><draw:equation draw:name="f8" draw:formula="0 / ?f6"/><draw:equation draw:name="f9" draw:formula="0 / ?f7"/><draw:equation draw:name="f10" draw:formula="3683000 / ?f7"/></draw:enhanced-geometry></draw:custom-shape><draw:custom-shape svg:x="8.75in" svg:y="3.75in" svg:width="0in" svg:height="3.33333in" draw:id="id156" draw:style-name="a160" draw:name="Shape 94"><svg:title/><svg:desc/><draw:enhanced-geometry draw:type="non-primitive" svg:viewBox="0 0 0 3048000" draw:enhanced-path="M 0 0 L 0 30480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3048000"/><draw:equation draw:name="f8" draw:formula="0 / ?f6"/><draw:equation draw:name="f9" draw:formula="0 / ?f7"/><draw:equation draw:name="f10" draw:formula="3048000 / ?f7"/></draw:enhanced-geometry></draw:custom-shape><draw:custom-shape svg:x="1.80556in" svg:y="0.69444in" svg:width="2.34722in" svg:height="0in" draw:id="id157" draw:style-name="a161" draw:name="Shape 96"><svg:title/><svg:desc/><draw:enhanced-geometry draw:type="non-primitive" svg:viewBox="0 0 2146300 0" draw:enhanced-path="M 2146300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46300"/><draw:equation draw:name="f7" draw:formula="?f4 / 0"/><draw:equation draw:name="f8" draw:formula="0 / ?f6"/><draw:equation draw:name="f9" draw:formula="2146300 / ?f6"/><draw:equation draw:name="f10" draw:formula="0 / ?f7"/></draw:enhanced-geometry></draw:custom-shape><draw:custom-shape svg:x="1.80556in" svg:y="0.69444in" svg:width="0in" svg:height="1.38889in" draw:id="id158" draw:style-name="a162" draw:name="Shape 97"><svg:title/><svg:desc/><draw:enhanced-geometry draw:type="non-primitive" svg:viewBox="0 0 0 1270000" draw:enhanced-path="M 0 0 L 0 12700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70000"/><draw:equation draw:name="f8" draw:formula="0 / ?f6"/><draw:equation draw:name="f9" draw:formula="0 / ?f7"/><draw:equation draw:name="f10" draw:formula="1270000 / ?f7"/></draw:enhanced-geometry></draw:custom-shape><draw:custom-shape svg:x="4.00333in" svg:y="0.60417in" svg:width="0.15639in" svg:height="0.18056in" draw:id="id159" draw:style-name="a163" draw:name="Shape 98"><svg:title/><svg:desc/><draw:enhanced-geometry draw:type="non-primitive" svg:viewBox="0 0 143002 165100" draw:enhanced-path="M 0 0 L 143002 82550 0 1651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002"/><draw:equation draw:name="f7" draw:formula="?f4 / 165100"/><draw:equation draw:name="f8" draw:formula="0 / ?f6"/><draw:equation draw:name="f9" draw:formula="143002 / ?f6"/><draw:equation draw:name="f10" draw:formula="0 / ?f7"/><draw:equation draw:name="f11" draw:formula="165100 / ?f7"/></draw:enhanced-geometry></draw:custom-shape><draw:custom-shape svg:x="4.00333in" svg:y="0.60417in" svg:width="0.15639in" svg:height="0.18056in" draw:id="id160" draw:style-name="a164" draw:name="Shape 99"><svg:title/><svg:desc/><draw:enhanced-geometry draw:type="non-primitive" svg:viewBox="0 0 143002 165100" draw:enhanced-path="M 0 0 L 143002 82550 0 1651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002"/><draw:equation draw:name="f7" draw:formula="?f4 / 165100"/><draw:equation draw:name="f8" draw:formula="0 / ?f6"/><draw:equation draw:name="f9" draw:formula="143002 / ?f6"/><draw:equation draw:name="f10" draw:formula="0 / ?f7"/><draw:equation draw:name="f11" draw:formula="165100 / ?f7"/></draw:enhanced-geometry></draw:custom-shape><draw:custom-shape svg:x="7.09722in" svg:y="0.83333in" svg:width="3.875in" svg:height="0in" draw:id="id161" draw:style-name="a165" draw:name="Shape 101"><svg:title/><svg:desc/><draw:enhanced-geometry draw:type="non-primitive" svg:viewBox="0 0 3543300 0" draw:enhanced-path="M 0 0 L 35433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43300"/><draw:equation draw:name="f7" draw:formula="?f4 / 0"/><draw:equation draw:name="f8" draw:formula="0 / ?f6"/><draw:equation draw:name="f9" draw:formula="3543300 / ?f6"/><draw:equation draw:name="f10" draw:formula="0 / ?f7"/></draw:enhanced-geometry></draw:custom-shape><draw:custom-shape svg:x="7.09028in" svg:y="0.74306in" svg:width="0.15639in" svg:height="0.18056in" draw:id="id162" draw:style-name="a166" draw:name="Shape 102"><svg:title/><svg:desc/><draw:enhanced-geometry draw:type="non-primitive" svg:viewBox="0 0 143002 165100" draw:enhanced-path="M 143002 0 L 143002 165100 0 82550 143002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002"/><draw:equation draw:name="f7" draw:formula="?f4 / 165100"/><draw:equation draw:name="f8" draw:formula="0 / ?f6"/><draw:equation draw:name="f9" draw:formula="143002 / ?f6"/><draw:equation draw:name="f10" draw:formula="0 / ?f7"/><draw:equation draw:name="f11" draw:formula="165100 / ?f7"/></draw:enhanced-geometry></draw:custom-shape><draw:custom-shape svg:x="7.09028in" svg:y="0.74306in" svg:width="0.15639in" svg:height="0.18056in" draw:id="id163" draw:style-name="a167" draw:name="Shape 103"><svg:title/><svg:desc/><draw:enhanced-geometry draw:type="non-primitive" svg:viewBox="0 0 143002 165100" draw:enhanced-path="M 143002 165100 L 0 82550 143002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002"/><draw:equation draw:name="f7" draw:formula="?f4 / 165100"/><draw:equation draw:name="f8" draw:formula="0 / ?f6"/><draw:equation draw:name="f9" draw:formula="143002 / ?f6"/><draw:equation draw:name="f10" draw:formula="0 / ?f7"/><draw:equation draw:name="f11" draw:formula="165100 / ?f7"/></draw:enhanced-geometry></draw:custom-shape><draw:custom-shape svg:x="6.66667in" svg:y="1.68056in" svg:width="0in" svg:height="0.40278in" draw:id="id164" draw:style-name="a168" draw:name="Shape 105"><svg:title/><svg:desc/><draw:enhanced-geometry draw:type="non-primitive" svg:viewBox="0 0 0 368300" draw:enhanced-path="M 0 0 L 0 3683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368300"/><draw:equation draw:name="f8" draw:formula="0 / ?f6"/><draw:equation draw:name="f9" draw:formula="0 / ?f7"/><draw:equation draw:name="f10" draw:formula="368300 / ?f7"/></draw:enhanced-geometry></draw:custom-shape><draw:custom-shape svg:x="6.57639in" svg:y="1.67361in" svg:width="0.18056in" svg:height="0.15639in" draw:id="id165" draw:style-name="a169" draw:name="Shape 106"><svg:title/><svg:desc/><draw:enhanced-geometry draw:type="non-primitive" svg:viewBox="0 0 165100 143002" draw:enhanced-path="M 82550 0 L 165100 143002 0 143002 8255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5100"/><draw:equation draw:name="f7" draw:formula="?f4 / 143002"/><draw:equation draw:name="f8" draw:formula="0 / ?f6"/><draw:equation draw:name="f9" draw:formula="165100 / ?f6"/><draw:equation draw:name="f10" draw:formula="0 / ?f7"/><draw:equation draw:name="f11" draw:formula="143002 / ?f7"/></draw:enhanced-geometry></draw:custom-shape><draw:custom-shape svg:x="6.57639in" svg:y="1.67361in" svg:width="0.18056in" svg:height="0.15639in" draw:id="id166" draw:style-name="a170" draw:name="Shape 107"><svg:title/><svg:desc/><draw:enhanced-geometry draw:type="non-primitive" svg:viewBox="0 0 165100 143002" draw:enhanced-path="M 0 143002 L 82550 0 165100 143002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5100"/><draw:equation draw:name="f7" draw:formula="?f4 / 143002"/><draw:equation draw:name="f8" draw:formula="0 / ?f6"/><draw:equation draw:name="f9" draw:formula="165100 / ?f6"/><draw:equation draw:name="f10" draw:formula="0 / ?f7"/><draw:equation draw:name="f11" draw:formula="143002 / ?f7"/></draw:enhanced-geometry></draw:custom-shape><draw:custom-shape svg:x="3.88889in" svg:y="3.625in" svg:width="0in" svg:height="1.65278in" draw:id="id167" draw:style-name="a171" draw:name="Shape 109"><svg:title/><svg:desc/><draw:enhanced-geometry draw:type="non-primitive" svg:viewBox="0 0 0 1511300" draw:enhanced-path="M 0 0 L 0 15113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1300"/><draw:equation draw:name="f8" draw:formula="0 / ?f6"/><draw:equation draw:name="f9" draw:formula="0 / ?f7"/><draw:equation draw:name="f10" draw:formula="1511300 / ?f7"/></draw:enhanced-geometry></draw:custom-shape><draw:custom-shape svg:x="3.79861in" svg:y="3.61806in" svg:width="0.18056in" svg:height="0.15639in" draw:id="id168" draw:style-name="a172" draw:name="Shape 110"><svg:title/><svg:desc/><draw:enhanced-geometry draw:type="non-primitive" svg:viewBox="0 0 165100 143002" draw:enhanced-path="M 82550 0 L 165100 143002 0 143002 8255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5100"/><draw:equation draw:name="f7" draw:formula="?f4 / 143002"/><draw:equation draw:name="f8" draw:formula="0 / ?f6"/><draw:equation draw:name="f9" draw:formula="165100 / ?f6"/><draw:equation draw:name="f10" draw:formula="0 / ?f7"/><draw:equation draw:name="f11" draw:formula="143002 / ?f7"/></draw:enhanced-geometry></draw:custom-shape><draw:custom-shape svg:x="3.79861in" svg:y="3.61806in" svg:width="0.18056in" svg:height="0.15639in" draw:id="id169" draw:style-name="a173" draw:name="Shape 111"><svg:title/><svg:desc/><draw:enhanced-geometry draw:type="non-primitive" svg:viewBox="0 0 165100 143002" draw:enhanced-path="M 0 143002 L 82550 0 165100 143002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5100"/><draw:equation draw:name="f7" draw:formula="?f4 / 143002"/><draw:equation draw:name="f8" draw:formula="0 / ?f6"/><draw:equation draw:name="f9" draw:formula="165100 / ?f6"/><draw:equation draw:name="f10" draw:formula="0 / ?f7"/><draw:equation draw:name="f11" draw:formula="143002 / ?f7"/></draw:enhanced-geometry></draw:custom-shape><draw:custom-shape svg:x="2.5in" svg:y="3.625in" svg:width="0in" svg:height="1.65278in" draw:id="id170" draw:style-name="a174" draw:name="Shape 113"><svg:title/><svg:desc/><draw:enhanced-geometry draw:type="non-primitive" svg:viewBox="0 0 0 1511300" draw:enhanced-path="M 0 0 L 0 15113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1300"/><draw:equation draw:name="f8" draw:formula="0 / ?f6"/><draw:equation draw:name="f9" draw:formula="0 / ?f7"/><draw:equation draw:name="f10" draw:formula="1511300 / ?f7"/></draw:enhanced-geometry></draw:custom-shape><draw:custom-shape svg:x="2.40972in" svg:y="3.61806in" svg:width="0.18056in" svg:height="0.15639in" draw:id="id171" draw:style-name="a175" draw:name="Shape 114"><svg:title/><svg:desc/><draw:enhanced-geometry draw:type="non-primitive" svg:viewBox="0 0 165100 143002" draw:enhanced-path="M 82550 0 L 165100 143002 0 143002 8255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5100"/><draw:equation draw:name="f7" draw:formula="?f4 / 143002"/><draw:equation draw:name="f8" draw:formula="0 / ?f6"/><draw:equation draw:name="f9" draw:formula="165100 / ?f6"/><draw:equation draw:name="f10" draw:formula="0 / ?f7"/><draw:equation draw:name="f11" draw:formula="143002 / ?f7"/></draw:enhanced-geometry></draw:custom-shape><draw:custom-shape svg:x="2.40972in" svg:y="3.61806in" svg:width="0.18056in" svg:height="0.15639in" draw:id="id172" draw:style-name="a176" draw:name="Shape 115"><svg:title/><svg:desc/><draw:enhanced-geometry draw:type="non-primitive" svg:viewBox="0 0 165100 143002" draw:enhanced-path="M 0 143002 L 82550 0 165100 143002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5100"/><draw:equation draw:name="f7" draw:formula="?f4 / 143002"/><draw:equation draw:name="f8" draw:formula="0 / ?f6"/><draw:equation draw:name="f9" draw:formula="165100 / ?f6"/><draw:equation draw:name="f10" draw:formula="0 / ?f7"/><draw:equation draw:name="f11" draw:formula="143002 / ?f7"/></draw:enhanced-geometry></draw:custom-shape><draw:custom-shape svg:x="0.69444in" svg:y="3.625in" svg:width="0in" svg:height="1.65278in" draw:id="id173" draw:style-name="a177" draw:name="Shape 117"><svg:title/><svg:desc/><draw:enhanced-geometry draw:type="non-primitive" svg:viewBox="0 0 0 1511300" draw:enhanced-path="M 0 0 L 0 151130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1300"/><draw:equation draw:name="f8" draw:formula="0 / ?f6"/><draw:equation draw:name="f9" draw:formula="0 / ?f7"/><draw:equation draw:name="f10" draw:formula="1511300 / ?f7"/></draw:enhanced-geometry></draw:custom-shape><draw:custom-shape svg:x="0.60417in" svg:y="3.61806in" svg:width="0.18056in" svg:height="0.15639in" draw:id="id174" draw:style-name="a178" draw:name="Shape 118"><svg:title/><svg:desc/><draw:enhanced-geometry draw:type="non-primitive" svg:viewBox="0 0 165100 143002" draw:enhanced-path="M 82550 0 L 165100 143002 0 143002 8255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5100"/><draw:equation draw:name="f7" draw:formula="?f4 / 143002"/><draw:equation draw:name="f8" draw:formula="0 / ?f6"/><draw:equation draw:name="f9" draw:formula="165100 / ?f6"/><draw:equation draw:name="f10" draw:formula="0 / ?f7"/><draw:equation draw:name="f11" draw:formula="143002 / ?f7"/></draw:enhanced-geometry></draw:custom-shape><draw:custom-shape svg:x="0.60417in" svg:y="3.61806in" svg:width="0.18056in" svg:height="0.15639in" draw:id="id175" draw:style-name="a179" draw:name="Shape 119"><svg:title/><svg:desc/><draw:enhanced-geometry draw:type="non-primitive" svg:viewBox="0 0 165100 143002" draw:enhanced-path="M 0 143002 L 82550 0 165100 143002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5100"/><draw:equation draw:name="f7" draw:formula="?f4 / 143002"/><draw:equation draw:name="f8" draw:formula="0 / ?f6"/><draw:equation draw:name="f9" draw:formula="165100 / ?f6"/><draw:equation draw:name="f10" draw:formula="0 / ?f7"/><draw:equation draw:name="f11" draw:formula="143002 / ?f7"/></draw:enhanced-geometry></draw:custom-shape></draw:g></text:p>
          </table:table-cell>
        </table:table-row>
        <table:table-row table:style-name="TableRow109">
          <table:table-cell table:style-name="TableCell110">
            <text:p text:style-name="P111"/>
            <table:table table:style-name="Table112">
              <table:table-columns>
                <table:table-column table:style-name="TableColumn113"/>
              </table:table-columns>
              <table:table-row table:style-name="TableRow114">
                <table:table-cell table:style-name="TableCell115">
                  <text:p text:style-name="P116"><text:span text:style-name="T117">Quête</text:span></text:p>
                </table:table-cell>
              </table:table-row>
              <table:table-row table:style-name="TableRow118">
                <table:table-cell table:style-name="TableCell119">
                  <text:list text:style-name="LFO1" text:continue-numbering="true">
                    <text:list-item>
                      <text:p text:style-name="P120"><text:span text:style-name="T121">libelle : string</text:span></text:p>
                    </text:list-item>
                    <text:list-item>
                      <text:p text:style-name="P122"><text:span text:style-name="T123">description: string</text:span></text:p>
                    </text:list-item>
                    <text:list-item>
                      <text:p text:style-name="P124"><text:span text:style-name="T125">étatQuete: EtatQuete</text:span></text:p>
                    </text:list-item>
                    <text:list-item>
                      <text:p text:style-name="P126"><text:span text:style-name="T127">pnj : personnageNonJoueur</text:span></text:p>
                    </text:list-item>
                    <text:list-item>
                      <text:p text:style-name="P128"><text:span text:style-name="T129">recompense : Objet</text:span></text:p>
                    </text:list-item>
                    <text:list-item>
                      <text:p text:style-name="P130"><text:span text:style-name="T131">objetARecuperer : Objet</text:span></text:p>
                    </text:list-item>
                    <text:list-item>
                      <text:p text:style-name="P132"><text:span text:style-name="T133">nombreExemplaire : int</text:span></text:p>
                    </text:list-item>
                    <text:list-item>
                      <text:p text:style-name="P134"><text:span text:style-name="T135">expRapporte: int<text:s/></text:span></text:p>
                    </text:list-item>
                  </text:list>
                </table:table-cell>
              </table:table-row>
            </table:table>
            <text:p text:style-name="Normal"/>
          </table:table-cell>
          <table:table-cell table:style-name="TableCell136">
            <text:p text:style-name="P137"/>
            <table:table table:style-name="Table138">
              <table:table-columns>
                <table:table-column table:style-name="TableColumn139"/>
              </table:table-columns>
              <table:table-row table:style-name="TableRow140">
                <table:table-cell table:style-name="TableCell141">
                  <text:p text:style-name="P142"><text:span text:style-name="T143">«enumeration» EtatQuete</text:span></text:p>
                </table:table-cell>
              </table:table-row>
              <table:table-row table:style-name="TableRow144">
                <table:table-cell table:style-name="TableCell145">
                  <text:p text:style-name="P146"><text:span text:style-name="T147">+ NONATTRIBUEES</text:span></text:p>
                  <text:p text:style-name="P148"><text:span text:style-name="T149">+ REUSSIES</text:span></text:p>
                  <text:p text:style-name="P150"><text:span text:style-name="T151">+ ENCOURS</text:span></text:p>
                </table:table-cell>
              </table:table-row>
            </table:table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152">
        <table:table-columns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Méthodes</text:p>
          </table:table-cell>
          <table:table-cell table:style-name="TableCell159">
            <text:p text:style-name="P160">Documentation</text:p>
          </table:table-cell>
          <table:table-cell table:style-name="TableCell161">
            <text:p text:style-name="P162">Classe</text:p>
          </table:table-cell>
        </table:table-row>
        <table:table-row table:style-name="TableRow163">
          <table:table-cell table:style-name="TableCell164">
            <text:p text:style-name="P165">RecupItem()</text:p>
          </table:table-cell>
          <table:table-cell table:style-name="TableCell166">
            <text:p text:style-name="P167">Ajoute à l’inventaire du joueur l’objet spécifié</text:p>
          </table:table-cell>
          <table:table-cell table:style-name="TableCell168">
            <text:p text:style-name="P169">Joueur</text:p>
          </table:table-cell>
        </table:table-row>
        <table:table-row table:style-name="TableRow170">
          <table:table-cell table:style-name="TableCell171">
            <text:p text:style-name="P172">parler()</text:p>
          </table:table-cell>
          <table:table-cell table:style-name="TableCell173">
            <text:p text:style-name="P174">Affiche la fenêtre de dialogue du PNJ correspondant</text:p>
          </table:table-cell>
          <table:table-cell table:style-name="TableCell175">
            <text:p text:style-name="P176">PNJ</text:p>
          </table:table-cell>
        </table:table-row>
        <table:table-row table:style-name="TableRow177">
          <table:table-cell table:style-name="TableCell178">
            <text:p text:style-name="P179">changerSalle()</text:p>
          </table:table-cell>
          <table:table-cell table:style-name="TableCell180">
            <text:p text:style-name="P181">Place le joueur dans la salle suivante</text:p>
          </table:table-cell>
          <table:table-cell table:style-name="TableCell182">
            <text:p text:style-name="P183">Salle</text:p>
          </table:table-cell>
        </table:table-row>
        <table:table-row table:style-name="TableRow184">
          <table:table-cell table:style-name="TableCell185">
            <text:p text:style-name="P186">changerCarte()</text:p>
          </table:table-cell>
          <table:table-cell table:style-name="TableCell187">
            <text:p text:style-name="P188">Place le joueur dans la carte choisie</text:p>
          </table:table-cell>
          <table:table-cell table:style-name="TableCell189">
            <text:p text:style-name="P190">Carte</text:p>
          </table:table-cell>
        </table:table-row>
        <table:table-row table:style-name="TableRow191">
          <table:table-cell table:style-name="TableCell192">
            <text:p text:style-name="P193">echangerObjet()</text:p>
          </table:table-cell>
          <table:table-cell table:style-name="TableCell194">
            <text:p text:style-name="P195"><text:span text:style-name="T196">Attribue un objet de type<text:s/></text:span><text:span text:style-name="T197">Objet<text:s/></text:span><text:span text:style-name="T198">choisi à l’inventaire du joueur ou du PNJ</text:span></text:p>
          </table:table-cell>
          <table:table-cell table:style-name="TableCell199">
            <text:p text:style-name="P200">Objet</text:p>
          </table:table-cell>
        </table:table-row>
        <table:table-row table:style-name="TableRow201">
          <table:table-cell table:style-name="TableCell202">
            <text:p text:style-name="P203">utiliserObjet()</text:p>
          </table:table-cell>
          <table:table-cell table:style-name="TableCell204">
            <text:p text:style-name="P205"><text:span text:style-name="T206">Attribue<text:s/></text:span><text:span text:style-name="T207">-1<text:s/></text:span><text:span text:style-name="T208">à l’attribut<text:s/></text:span><text:span text:style-name="T209">nombreUtilisation<text:s/></text:span><text:span text:style-name="T210">de l’objet</text:span></text:p>
          </table:table-cell>
          <table:table-cell table:style-name="TableCell211">
            <text:p text:style-name="P212">Objet</text:p>
          </table:table-cell>
        </table:table-row>
        <table:table-row table:style-name="TableRow213">
          <table:table-cell table:style-name="TableCell214">
            <text:p text:style-name="P215">modifEtatQuete()</text:p>
          </table:table-cell>
          <table:table-cell table:style-name="TableCell216">
            <text:p text:style-name="P217"><text:span text:style-name="T218">Attribue à l’attribut<text:s/></text:span><text:span text:style-name="T219">etatQuete</text:span><text:span text:style-name="T220"><text:s/>la valeur demandée<text:s/></text:span></text:p>
          </table:table-cell>
          <table:table-cell table:style-name="TableCell221">
            <text:p text:style-name="P222">Quête</text:p>
          </table:table-cell>
        </table:table-row>
        <table:table-row table:style-name="TableRow223">
          <table:table-cell table:style-name="TableCell224">
            <text:p text:style-name="P225">donnerRecompense()</text:p>
          </table:table-cell>
          <table:table-cell table:style-name="TableCell226">
            <text:p text:style-name="P227"><text:span text:style-name="T228">Ajoute l’objet<text:s/></text:span><text:span text:style-name="T229">recompense<text:s/></text:span><text:span text:style-name="T230">à l’inventaire du joueur</text:span></text:p>
          </table:table-cell>
          <table:table-cell table:style-name="TableCell231">
            <text:p text:style-name="P232">Quête</text:p>
          </table:table-cell>
        </table:table-row>
        <table:table-row table:style-name="TableRow233">
          <table:table-cell table:style-name="TableCell234">
            <text:p text:style-name="P235">supprimerQuête()</text:p>
          </table:table-cell>
          <table:table-cell table:style-name="TableCell236">
            <text:p text:style-name="P237"><text:span text:style-name="T238">Supprime l’objet courant de la classe<text:s/></text:span><text:span text:style-name="T239">Quête</text:span></text:p>
          </table:table-cell>
          <table:table-cell table:style-name="TableCell240">
            <text:p text:style-name="P241">Quête</text:p>
          </table:table-cell>
        </table:table-row>
        <table:table-row table:style-name="TableRow242">
          <table:table-cell table:style-name="TableCell243">
            <text:p text:style-name="P244">supprimerItem()</text:p>
          </table:table-cell>
          <table:table-cell table:style-name="TableCell245">
            <text:p text:style-name="P246"><text:span text:style-name="T247">Supprime un objet de la classe<text:s/></text:span><text:span text:style-name="T248">Objet</text:span></text:p>
          </table:table-cell>
          <table:table-cell table:style-name="TableCell249">
            <text:p text:style-name="P250">Objet</text:p>
          </table:table-cell>
        </table:table-row>
        <table:table-row table:style-name="TableRow251">
          <table:table-cell table:style-name="TableCell252">
            <text:p text:style-name="P253">attaquer()</text:p>
          </table:table-cell>
          <table:table-cell table:style-name="TableCell254">
            <text:p text:style-name="P255"><text:span text:style-name="T256">Enlève le nombre de dégâts infligés par le joueur</text:span><text:span text:style-name="T257"><text:s/></text:span><text:span text:style-name="T258">à l’attribut<text:s/></text:span><text:span text:style-name="T259">nombresCoups</text:span><text:span text:style-name="T260"><text:s/>du monstre</text:span></text:p>
          </table:table-cell>
          <table:table-cell table:style-name="TableCell261">
            <text:p text:style-name="P262">MOB</text:p>
          </table:table-cell>
        </table:table-row>
        <table:table-row table:style-name="TableRow263">
          <table:table-cell table:style-name="TableCell264">
            <text:p text:style-name="P265">seDeplacer()</text:p>
          </table:table-cell>
          <table:table-cell table:style-name="TableCell266">
            <text:p text:style-name="P267">Effectue un déplacement selon la direction choisie</text:p>
          </table:table-cell>
          <table:table-cell table:style-name="TableCell268">
            <text:p text:style-name="P269">Joueur</text:p>
          </table:table-cell>
        </table:table-row>
        <table:table-row table:style-name="TableRow270">
          <table:table-cell table:style-name="TableCell271">
            <text:p text:style-name="P272">mourirJoueur()</text:p>
          </table:table-cell>
          <table:table-cell table:style-name="TableCell273">
            <text:p text:style-name="P274"><text:span text:style-name="T275">Supprime l’objet<text:s/></text:span><text:span text:style-name="T276">Joueur<text:s/></text:span><text:span text:style-name="T277">si l’attribut<text:s/></text:span><text:span text:style-name="T278">point_vie</text:span><text:span text:style-name="T279"><text:s/>est à 0</text:span></text:p>
          </table:table-cell>
          <table:table-cell table:style-name="TableCell280">
            <text:p text:style-name="P281">Joueur</text:p>
          </table:table-cell>
        </table:table-row>
        <table:table-row table:style-name="TableRow282">
          <table:table-cell table:style-name="TableCell283">
            <text:p text:style-name="P284">TirerFleche()</text:p>
          </table:table-cell>
          <table:table-cell table:style-name="TableCell285">
            <text:p text:style-name="P286">Faire apparaître une flèche en fonction de la portée</text:p>
          </table:table-cell>
          <table:table-cell table:style-name="TableCell287">
            <text:p text:style-name="P288">Arc</text:p>
          </table:table-cell>
        </table:table-row>
        <table:table-row table:style-name="TableRow289">
          <table:table-cell table:style-name="TableCell290">
            <text:p text:style-name="P291">seFaireAttaquer()</text:p>
          </table:table-cell>
          <table:table-cell table:style-name="TableCell292">
            <text:p text:style-name="P293"><text:span text:style-name="T294">Enlève<text:s/></text:span><text:span text:style-name="T295">-1<text:s/></text:span><text:span text:style-name="T296">à l’attribut<text:s/></text:span><text:span text:style-name="T297">point_vie</text:span><text:span text:style-name="T298"><text:s/>du joueur</text:span></text:p>
          </table:table-cell>
          <table:table-cell table:style-name="TableCell299">
            <text:p text:style-name="P300">Joueur</text:p>
          </table:table-cell>
        </table:table-row>
        <table:table-row table:style-name="TableRow301">
          <table:table-cell table:style-name="TableCell302">
            <text:p text:style-name="P303">gagnerExpQuête()</text:p>
          </table:table-cell>
          <table:table-cell table:style-name="TableCell304">
            <text:p text:style-name="P305"><text:span text:style-name="T306">Ajoute le nombre de points d’expérience à l’attribut<text:s/></text:span><text:span text:style-name="T307">niveau<text:s/></text:span><text:span text:style-name="T308">de l’objet de la classe Joueur</text:span></text:p>
          </table:table-cell>
          <table:table-cell table:style-name="TableCell309">
            <text:p text:style-name="P310">Quête</text:p>
          </table:table-cell>
        </table:table-row>
        <table:table-row table:style-name="TableRow311">
          <table:table-cell table:style-name="TableCell312">
            <text:p text:style-name="P313">meurtreMonstre()</text:p>
          </table:table-cell>
          <table:table-cell table:style-name="TableCell314">
            <text:p text:style-name="P315">Supprime l’objet courant de la classe MOB</text:p>
          </table:table-cell>
          <table:table-cell table:style-name="TableCell316">
            <text:p text:style-name="P317">Monstre</text:p>
          </table:table-cell>
        </table:table-row>
        <table:table-row table:style-name="TableRow318">
          <table:table-cell table:style-name="TableCell319">
            <text:p text:style-name="P320">attribuerPNJaQuete()</text:p>
          </table:table-cell>
          <table:table-cell table:style-name="TableCell321">
            <text:p text:style-name="P322"><text:span text:style-name="T323">Attribue un objet de type PNJ à l’attribut<text:s/></text:span><text:span text:style-name="T324">pnj</text:span><text:span text:style-name="T325"><text:s/>de l’objet courant</text:span></text:p>
          </table:table-cell>
          <table:table-cell table:style-name="TableCell326">
            <text:p text:style-name="P327">Quête</text:p>
          </table:table-cell>
        </table:table-row>
        <table:table-row table:style-name="TableRow328">
          <table:table-cell table:style-name="TableCell329">
            <text:p text:style-name="P330">apparaitreObjet()</text:p>
          </table:table-cell>
          <table:table-cell table:style-name="TableCell331">
            <text:p text:style-name="P332"><text:span text:style-name="T333">Faire apparaître un objet de la classe<text:s/></text:span><text:span text:style-name="T334">ObjetdeQuete</text:span><text:span text:style-name="T335"><text:s/>si l’attribut<text:s/></text:span><text:span text:style-name="T336">etat</text:span><text:span text:style-name="T337"><text:s/>de la quête correspondante est à<text:s/></text:span><text:span text:style-name="T338">1</text:span></text:p>
          </table:table-cell>
          <table:table-cell table:style-name="TableCell339">
            <text:p text:style-name="P340">ObjetdeQuete</text:p>
          </table:table-cell>
        </table:table-row>
        <table:table-row table:style-name="TableRow341">
          <table:table-cell table:style-name="TableCell342">
            <text:p text:style-name="P343">estTraversable()</text:p>
          </table:table-cell>
          <table:table-cell table:style-name="TableCell344">
            <text:p text:style-name="P345">Désigner si un cell est traversable ou non</text:p>
          </table:table-cell>
          <table:table-cell table:style-name="TableCell346">
            <text:p text:style-name="P347">Cell</text:p>
          </table:table-cell>
        </table:table-row>
        <table:table-row table:style-name="TableRow348">
          <table:table-cell table:style-name="TableCell349">
            <text:p text:style-name="P350">procureSoin()</text:p>
          </table:table-cell>
          <table:table-cell table:style-name="TableCell351">
            <text:p text:style-name="P352">Effectuer un soin sur le joueur s’il est sur un cell de soin</text:p>
          </table:table-cell>
          <table:table-cell table:style-name="TableCell353">
            <text:p text:style-name="P354">Cell</text:p>
          </table:table-cell>
        </table:table-row>
        <table:table-row table:style-name="TableRow355">
          <table:table-cell table:style-name="TableCell356">
            <text:p text:style-name="P357">procureObjet()</text:p>
          </table:table-cell>
          <table:table-cell table:style-name="TableCell358">
            <text:p text:style-name="P359">Ajouter l’objet du cell ramassé par le joueur dans son inventaire</text:p>
          </table:table-cell>
          <table:table-cell table:style-name="TableCell360">
            <text:p text:style-name="P361">Cell</text:p>
          </table:table-cell>
        </table:table-row>
        <table:table-row table:style-name="TableRow362">
          <table:table-cell table:style-name="TableCell363">
            <text:p text:style-name="P364">infligeDegats()</text:p>
          </table:table-cell>
          <table:table-cell table:style-name="TableCell365">
            <text:p text:style-name="P366"><text:span text:style-name="T367">Soustraire le nombre de dégâts donné à l’attribut<text:s/></text:span><text:span text:style-name="T368">nbDégats<text:s/></text:span><text:span text:style-name="T369">de l’objet de type CellTraversable</text:span></text:p>
          </table:table-cell>
          <table:table-cell table:style-name="TableCell370">
            <text:p text:style-name="P371">Cell</text:p>
          </table:table-cell>
        </table:table-row>
        <table:table-row table:style-name="TableRow372">
          <table:table-cell table:style-name="TableCell373">
            <text:p text:style-name="P374">attribuerSalleAZone()</text:p>
          </table:table-cell>
          <table:table-cell table:style-name="TableCell375">
            <text:p text:style-name="P376"><text:span text:style-name="T377">Attribue une salle à l’attribut<text:s/></text:span><text:span text:style-name="T378">salles</text:span><text:span text:style-name="T379"><text:s/>d’un objet de type zone</text:span></text:p>
          </table:table-cell>
          <table:table-cell table:style-name="TableCell380">
            <text:p text:style-name="P381">Zone</text:p>
          </table:table-cell>
        </table:table-row>
        <table:table-row table:style-name="TableRow382">
          <table:table-cell table:style-name="TableCell383">
            <text:p text:style-name="P384">attribuerCellASalle()</text:p>
          </table:table-cell>
          <table:table-cell table:style-name="TableCell385">
            <text:p text:style-name="P386"><text:span text:style-name="T387">Attribue un cell à l’attribut<text:s/></text:span><text:span text:style-name="T388">case</text:span><text:span text:style-name="T389"><text:s/>d’un objet de type Salle</text:span></text:p>
          </table:table-cell>
          <table:table-cell table:style-name="TableCell390">
            <text:p text:style-name="P391">Salle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59" draw:style="rect" draw:dots1="1" draw:dots1-length="0.11111in" draw:distance="0.06944in"/>
    <draw:stroke-dash draw:name="a80" draw:style="rect" draw:dots1="1" draw:dots1-length="0.11111in" draw:distance="0.06944in"/>
    <draw:stroke-dash draw:name="a82" draw:style="rect" draw:dots1="1" draw:dots1-length="0.11111in" draw:distance="0.06944in"/>
    <draw:stroke-dash draw:name="a157" draw:style="rect" draw:dots1="1" draw:dots1-length="0.11111in" draw:distance="0.06944in"/>
  </office:styles>
  <office:automatic-styles>
    <text:list-style style:name="LFO1">
      <text:list-level-style-bullet text:level="1" text:style-name="WW_CharLFO1LVL1" text:bullet-char="-">
        <style:list-level-properties text:space-before="0.1187in" text:min-label-width="0in" text:list-level-position-and-space-mode="label-alignment">
          <style:list-level-label-alignment text:label-followed-by="listtab" fo:margin-left="0.1187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8125in" text:min-label-width="0in" text:list-level-position-and-space-mode="label-alignment">
          <style:list-level-label-alignment text:label-followed-by="listtab" fo:margin-left="0.8125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3125in" text:min-label-width="0in" text:list-level-position-and-space-mode="label-alignment">
          <style:list-level-label-alignment text:label-followed-by="listtab" fo:margin-left="1.3125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8125in" text:min-label-width="0in" text:list-level-position-and-space-mode="label-alignment">
          <style:list-level-label-alignment text:label-followed-by="listtab" fo:margin-left="1.8125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3125in" text:min-label-width="0in" text:list-level-position-and-space-mode="label-alignment">
          <style:list-level-label-alignment text:label-followed-by="listtab" fo:margin-left="2.3125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2.8125in" text:min-label-width="0in" text:list-level-position-and-space-mode="label-alignment">
          <style:list-level-label-alignment text:label-followed-by="listtab" fo:margin-left="2.8125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3125in" text:min-label-width="0in" text:list-level-position-and-space-mode="label-alignment">
          <style:list-level-label-alignment text:label-followed-by="listtab" fo:margin-left="3.312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8125in" text:min-label-width="0in" text:list-level-position-and-space-mode="label-alignment">
          <style:list-level-label-alignment text:label-followed-by="listtab" fo:margin-left="3.8125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3125in" text:min-label-width="0in" text:list-level-position-and-space-mode="label-alignment">
          <style:list-level-label-alignment text:label-followed-by="listtab" fo:margin-left="4.3125in" fo:text-indent="0in"/>
        </style:list-level-properties>
        <style:text-properties style:font-name="Arial"/>
      </text:list-level-style-bullet>
    </text:list-style>
    <style:page-layout style:name="PL0">
      <style:page-layout-properties fo:page-width="17.2222in" fo:page-height="10.1388in" style:print-orientation="landscape" fo:margin-top="0.2847in" fo:margin-left="1in" fo:margin-bottom="0.2916in" fo:margin-right="1in" style:num-format="1" style:writing-mode="lr-tb">
        <style:columns fo:column-count="2" fo:column-gap="0.5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Clément Faure</meta:initial-creator>
    <dc:creator>Clément Faure</dc:creator>
    <meta:creation-date>2019-06-17T18:05:00Z</meta:creation-date>
    <dc:date>2019-06-17T18:05:00Z</dc:date>
    <meta:template xlink:href="Normal" xlink:type="simple"/>
    <meta:editing-cycles>2</meta:editing-cycles>
    <meta:editing-duration>PT120S</meta:editing-duration>
    <meta:document-statistic meta:page-count="4" meta:paragraph-count="4" meta:word-count="377" meta:character-count="2449" meta:row-count="17" meta:non-whitespace-character-count="2076"/>
  </office:meta>
</office:document-meta>
</file>